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3.427cm"/>
    </style:style>
    <style:style style:name="Table1.C" style:family="table-column">
      <style:table-column-properties style:column-width="11.28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132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Table2" style:family="table">
      <style:table-properties style:width="3.251cm" table:align="left"/>
    </style:style>
    <style:style style:name="Table2.A" style:family="table-column">
      <style:table-column-properties style:column-width="1.617cm"/>
    </style:style>
    <style:style style:name="Table2.B" style:family="table-column">
      <style:table-column-properties style:column-width="1.633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fo:padding="0.049cm" fo:border="none"/>
    </style:style>
    <style:style style:name="Table3" style:family="table">
      <style:table-properties style:width="7.618cm" table:align="left"/>
    </style:style>
    <style:style style:name="Table3.A" style:family="table-column">
      <style:table-column-properties style:column-width="2.529cm"/>
    </style:style>
    <style:style style:name="Table3.B" style:family="table-column">
      <style:table-column-properties style:column-width="0.628cm"/>
    </style:style>
    <style:style style:name="Table3.C" style:family="table-column">
      <style:table-column-properties style:column-width="1.998cm"/>
    </style:style>
    <style:style style:name="Table3.D" style:family="table-column">
      <style:table-column-properties style:column-width="2.4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618cm" table:align="left"/>
    </style:style>
    <style:style style:name="Table4.A" style:family="table-column">
      <style:table-column-properties style:column-width="2.529cm"/>
    </style:style>
    <style:style style:name="Table4.B" style:family="table-column">
      <style:table-column-properties style:column-width="0.628cm"/>
    </style:style>
    <style:style style:name="Table4.C" style:family="table-column">
      <style:table-column-properties style:column-width="1.998cm"/>
    </style:style>
    <style:style style:name="Table4.D" style:family="table-column">
      <style:table-column-properties style:column-width="2.46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235cm"/>
    </style:style>
    <style:style style:name="Table5.B" style:family="table-column">
      <style:table-column-properties style:column-width="0.628cm"/>
    </style:style>
    <style:style style:name="Table5.C" style:family="table-column">
      <style:table-column-properties style:column-width="1.806cm"/>
    </style:style>
    <style:style style:name="Table5.D" style:family="table-column">
      <style:table-column-properties style:column-width="10.33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394cm" table:align="left"/>
    </style:style>
    <style:style style:name="Table6.A" style:family="table-column">
      <style:table-column-properties style:column-width="4.306cm"/>
    </style:style>
    <style:style style:name="Table6.B" style:family="table-column">
      <style:table-column-properties style:column-width="0.628cm"/>
    </style:style>
    <style:style style:name="Table6.C" style:family="table-column">
      <style:table-column-properties style:column-width="1.998cm"/>
    </style:style>
    <style:style style:name="Table6.D" style:family="table-column">
      <style:table-column-properties style:column-width="2.46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231cm" table:align="left"/>
    </style:style>
    <style:style style:name="Table7.A" style:family="table-column">
      <style:table-column-properties style:column-width="7.142cm"/>
    </style:style>
    <style:style style:name="Table7.B" style:family="table-column">
      <style:table-column-properties style:column-width="0.628cm"/>
    </style:style>
    <style:style style:name="Table7.C" style:family="table-column">
      <style:table-column-properties style:column-width="1.998cm"/>
    </style:style>
    <style:style style:name="Table7.D" style:family="table-column">
      <style:table-column-properties style:column-width="2.46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156cm" table:align="left"/>
    </style:style>
    <style:style style:name="Table8.A" style:family="table-column">
      <style:table-column-properties style:column-width="5.068cm"/>
    </style:style>
    <style:style style:name="Table8.B" style:family="table-column">
      <style:table-column-properties style:column-width="0.628cm"/>
    </style:style>
    <style:style style:name="Table8.C" style:family="table-column">
      <style:table-column-properties style:column-width="1.998cm"/>
    </style:style>
    <style:style style:name="Table8.D" style:family="table-column">
      <style:table-column-properties style:column-width="2.46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3.437cm" table:align="left"/>
    </style:style>
    <style:style style:name="Table9.A" style:family="table-column">
      <style:table-column-properties style:column-width="4.792cm"/>
    </style:style>
    <style:style style:name="Table9.B" style:family="table-column">
      <style:table-column-properties style:column-width="0.628cm"/>
    </style:style>
    <style:style style:name="Table9.C" style:family="table-column">
      <style:table-column-properties style:column-width="1.998cm"/>
    </style:style>
    <style:style style:name="Table9.D" style:family="table-column">
      <style:table-column-properties style:column-width="6.01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441cm" table:align="left"/>
    </style:style>
    <style:style style:name="Table10.A" style:family="table-column">
      <style:table-column-properties style:column-width="6.352cm"/>
    </style:style>
    <style:style style:name="Table10.B" style:family="table-column">
      <style:table-column-properties style:column-width="0.628cm"/>
    </style:style>
    <style:style style:name="Table10.C" style:family="table-column">
      <style:table-column-properties style:column-width="1.998cm"/>
    </style:style>
    <style:style style:name="Table10.D" style:family="table-column">
      <style:table-column-properties style:column-width="2.46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618cm" table:align="left"/>
    </style:style>
    <style:style style:name="Table11.A" style:family="table-column">
      <style:table-column-properties style:column-width="2.529cm"/>
    </style:style>
    <style:style style:name="Table11.B" style:family="table-column">
      <style:table-column-properties style:column-width="0.628cm"/>
    </style:style>
    <style:style style:name="Table11.C" style:family="table-column">
      <style:table-column-properties style:column-width="1.998cm"/>
    </style:style>
    <style:style style:name="Table11.D" style:family="table-column">
      <style:table-column-properties style:column-width="2.46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12.296cm"/>
    </style:style>
    <style:style style:name="Table12.B" style:family="table-column">
      <style:table-column-properties style:column-width="0.628cm"/>
    </style:style>
    <style:style style:name="Table12.C" style:family="table-column">
      <style:table-column-properties style:column-width="1.612cm"/>
    </style:style>
    <style:style style:name="Table12.D" style:family="table-column">
      <style:table-column-properties style:column-width="2.46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0.586cm" table:align="left"/>
    </style:style>
    <style:style style:name="Table13.A" style:family="table-column">
      <style:table-column-properties style:column-width="16.3cm"/>
    </style:style>
    <style:style style:name="Table13.B" style:family="table-column">
      <style:table-column-properties style:column-width="0.628cm"/>
    </style:style>
    <style:style style:name="Table13.C" style:family="table-column">
      <style:table-column-properties style:column-width="1.196cm"/>
    </style:style>
    <style:style style:name="Table13.D" style:family="table-column">
      <style:table-column-properties style:column-width="2.46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2.499cm" table:align="left"/>
    </style:style>
    <style:style style:name="Table14.A" style:family="table-column">
      <style:table-column-properties style:column-width="7.41cm"/>
    </style:style>
    <style:style style:name="Table14.B" style:family="table-column">
      <style:table-column-properties style:column-width="0.628cm"/>
    </style:style>
    <style:style style:name="Table14.C" style:family="table-column">
      <style:table-column-properties style:column-width="1.998cm"/>
    </style:style>
    <style:style style:name="Table14.D" style:family="table-column">
      <style:table-column-properties style:column-width="2.462cm"/>
    </style:style>
    <style:style style:name="Table1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style:font-name="Courier New"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background-color="#ffff00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>
      <style:paragraph-properties fo:margin-top="0cm" fo:margin-bottom="0cm" fo:text-align="start" style:justify-single-word="false"/>
    </style:style>
    <style:style style:name="P9" style:family="paragraph" style:parent-style-name="Text_20_body">
      <style:paragraph-properties fo:margin-top="0cm" fo:margin-bottom="0cm"/>
      <style:text-properties fo:background-color="#ffff00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fo:background-color="#ffff00"/>
    </style:style>
    <style:style style:name="P11" style:family="paragraph" style:parent-style-name="Text_20_body">
      <style:paragraph-properties fo:margin-top="0cm" fo:margin-bottom="0cm" fo:padding="0cm" fo:border="non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font-name="Courier New" fo:font-size="10pt" style:font-size-asian="10pt" style:font-size-complex="10pt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.499cm"/>
    </style:style>
    <style:style style:name="P18" style:family="paragraph" style:parent-style-name="Table_20_Heading">
      <style:text-properties fo:font-size="2pt" style:font-size-asian="2pt" style:font-size-complex="2pt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text-properties fo:background-color="#ffff00"/>
    </style:style>
    <style:style style:name="P21" style:family="paragraph" style:parent-style-name="Preformatted_20_Text">
      <style:paragraph-properties fo:margin-top="0cm" fo:margin-bottom="0.499cm"/>
    </style:style>
    <style:style style:name="P22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23" style:family="paragraph" style:parent-style-name="Preformatted_20_Text">
      <style:paragraph-properties fo:margin-top="0cm" fo:margin-bottom="0.499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top="0cm" fo:margin-bottom="0.499cm" fo:text-align="start" style:justify-single-word="false"/>
    </style:style>
    <style:style style:name="P25" style:family="paragraph" style:parent-style-name="Preformatted_20_Text">
      <style:paragraph-properties fo:margin-top="0cm" fo:margin-bottom="0.499cm"/>
      <style:text-properties fo:background-color="#ffff00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able_20_Contents">
      <style:paragraph-properties fo:margin-top="0cm" fo:margin-bottom="0.499cm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000"/>
    </style:style>
    <style:style style:name="T9" style:family="text">
      <style:text-properties fo:color="#8b0000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checkbox form:name="answer[5439a3178e8c0e040fabb61ecb99dc2f][]" form:control-implementation="ooo:com.sun.star.form.component.CheckBox" xml:id="control1" form:id="control1" form:value="bf001aedda2029e46a94fe9495fec2f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2" form:id="control2" form:value="72cdf899a82028243b8f46d73552c60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3" form:id="control3" form:value="ddbc5c8cfeb519bac892fef47963cda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4" form:id="control4" form:value="2c9172421a6a820cd3e10a75ec50c6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5" form:id="control5" form:value="b2b229c7fa046486a4baadc5af6859d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6" form:id="control6" form:value="ae1df111d181de68c44ed78ff059fd9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7" form:id="control7" form:value="aca4e445cc8cf76c0d940b7a215e4e8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8" form:id="control8" form:value="33c1c4679ef0079ac2b7130882abd9d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9" form:id="control9" form:value="a5ffc16fb26047f3b26bd268208f865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10" form:id="control10" form:value="196e51b769937a3dc21c64a4cb651a7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11" form:id="control11" form:value="7388de1a395479e5a1e880028d80d5f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12" form:id="control12" form:value="8d6ccdea11a955a71ed2f9416481e69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13" form:id="control13" form:value="3ab0addfd645b567ee4ea5d449f5e01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14" form:id="control14" form:value="573b5b66cf62b6e5a81cd445375313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15" form:id="control15" form:value="5628f16ce1fead05a557135dcb143b8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16" form:id="control16" form:value="a6f3a7edef1adc7ef6dda7d5225720d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17" form:id="control17" form:value="fb216294a4b9b9a0a894e9595f124f0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18" form:id="control18" form:value="7aaf536043c3651213f8d279d8b41c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19" form:id="control19" form:value="bc808994019afcc3e375509823d409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20" form:id="control20" form:value="77efe27394f3b39b7d78a26a3e7f07c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21" form:id="control21" form:value="9c4afc8441fd3b9ab1ddb61ab63ae6c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22" form:id="control22" form:value="17455a245cc02d4d4a4a49d3a09145a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23" form:id="control23" form:value="e222752c326f29e112abd2a1de425d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24" form:id="control24" form:value="40bfb98de1e27ca77c0c0efde9bd2f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answer[9b585f0f21a1e851cfa0c0732d6287dd][]" form:control-implementation="ooo:com.sun.star.form.component.RadioButton" xml:id="control25" form:id="control25" form:value="78bb00ecf502b941e7d71ae65156a077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9b585f0f21a1e851cfa0c0732d6287dd][]" form:control-implementation="ooo:com.sun.star.form.component.RadioButton" xml:id="control26" form:id="control26" form:value="c62d383e84d67caf3bc33bd9e3a82d6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9b585f0f21a1e851cfa0c0732d6287dd][]" form:control-implementation="ooo:com.sun.star.form.component.RadioButton" xml:id="control27" form:id="control27" form:value="08c60cadce3459deda69392f6c603c49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9b585f0f21a1e851cfa0c0732d6287dd][]" form:control-implementation="ooo:com.sun.star.form.component.RadioButton" xml:id="control28" form:id="control28" form:value="3a9a0a0f268d4c84d980f5ed0a7824d8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d51f4ea2743e715a0c5e0fb5cba25b8][]" form:control-implementation="ooo:com.sun.star.form.component.RadioButton" xml:id="control29" form:id="control29" form:value="6d3111257202df703bb8c09465e6840d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d51f4ea2743e715a0c5e0fb5cba25b8][]" form:control-implementation="ooo:com.sun.star.form.component.RadioButton" xml:id="control30" form:id="control30" form:value="44030056e73c231d97d600068ce57746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d51f4ea2743e715a0c5e0fb5cba25b8][]" form:control-implementation="ooo:com.sun.star.form.component.RadioButton" xml:id="control31" form:id="control31" form:value="333631d9a3268b9f36fb704743ce741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d51f4ea2743e715a0c5e0fb5cba25b8][]" form:control-implementation="ooo:com.sun.star.form.component.RadioButton" xml:id="control32" form:id="control32" form:value="738b4f674afc93b6440e8171929eb2f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answer[bea7407cfae3700166bed8756ee749b0][]" form:control-implementation="ooo:com.sun.star.form.component.CheckBox" xml:id="control33" form:id="control33" form:value="f5e6cd5abcfad8ff3b94215ff26556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34" form:id="control34" form:value="14c5e3bc6e877ce417de9d1f3f156d7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35" form:id="control35" form:value="13044dcae50f870e26cf9132e73c15e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36" form:id="control36" form:value="93e2329d3279a0d674e216bbacab37c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apply-filter="true" form:method="post" form:control-implementation="ooo:com.sun.star.form.component.Form" office:target-frame="" xlink:href="" xlink:type="simple">
          <form:textarea form:name="answer[e5261e7801b2ea2ecfddfe4f4541de5e][answer]" form:control-implementation="ooo:com.sun.star.form.component.TextField" xml:id="control37" form:id="control37" form:current-value="d['c'] = 3" form:value="d['c'] = 3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textarea form:name="answer[239f2152249522044bc2c44af8a8a484][answer]" form:control-implementation="ooo:com.sun.star.form.component.TextField" xml:id="control38" form:id="control38" form:current-value="d['b'] = 3" form:value="d['b'] = 3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answer[5439a3178e8c0e040fabb61ecb99dc2f][]" form:control-implementation="ooo:com.sun.star.form.component.CheckBox" xml:id="control39" form:id="control39" form:disabled="true" form:value="bf001aedda2029e46a94fe9495fec2ff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40" form:id="control40" form:disabled="true" form:value="2c9172421a6a820cd3e10a75ec50c6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41" form:id="control41" form:disabled="true" form:value="ddbc5c8cfeb519bac892fef47963cdab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439a3178e8c0e040fabb61ecb99dc2f][]" form:control-implementation="ooo:com.sun.star.form.component.CheckBox" xml:id="control42" form:id="control42" form:disabled="true" form:value="72cdf899a82028243b8f46d73552c60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43" form:id="control43" form:disabled="true" form:value="b2b229c7fa046486a4baadc5af6859d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44" form:id="control44" form:disabled="true" form:value="aca4e445cc8cf76c0d940b7a215e4e8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45" form:id="control45" form:disabled="true" form:value="33c1c4679ef0079ac2b7130882abd9de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0b1aad0521de48936c7ea20d9657c14][]" form:control-implementation="ooo:com.sun.star.form.component.CheckBox" xml:id="control46" form:id="control46" form:disabled="true" form:value="ae1df111d181de68c44ed78ff059fd96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47" form:id="control47" form:disabled="true" form:value="8d6ccdea11a955a71ed2f9416481e69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48" form:id="control48" form:disabled="true" form:value="196e51b769937a3dc21c64a4cb651a7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49" form:id="control49" form:disabled="true" form:value="7388de1a395479e5a1e880028d80d5f8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2c1566a63fc49067765652002bc9cd9a][]" form:control-implementation="ooo:com.sun.star.form.component.CheckBox" xml:id="control50" form:id="control50" form:disabled="true" form:value="a5ffc16fb26047f3b26bd268208f865c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51" form:id="control51" form:disabled="true" form:value="3ab0addfd645b567ee4ea5d449f5e01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52" form:id="control52" form:disabled="true" form:value="5628f16ce1fead05a557135dcb143b88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53" form:id="control53" form:disabled="true" form:value="573b5b66cf62b6e5a81cd44537531361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fe7e6ca442e6dbad1284c4192e736e19][]" form:control-implementation="ooo:com.sun.star.form.component.CheckBox" xml:id="control54" form:id="control54" form:disabled="true" form:value="a6f3a7edef1adc7ef6dda7d5225720d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55" form:id="control55" form:disabled="true" form:value="7aaf536043c3651213f8d279d8b41c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56" form:id="control56" form:disabled="true" form:value="fb216294a4b9b9a0a894e9595f124f0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57" form:id="control57" form:disabled="true" form:value="77efe27394f3b39b7d78a26a3e7f07ce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0f153d98feaa90a0dd3ae535a9fd18e2][]" form:control-implementation="ooo:com.sun.star.form.component.CheckBox" xml:id="control58" form:id="control58" form:disabled="true" form:value="bc808994019afcc3e375509823d40944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59" form:id="control59" form:disabled="true" form:value="9c4afc8441fd3b9ab1ddb61ab63ae6c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60" form:id="control60" form:disabled="true" form:value="e222752c326f29e112abd2a1de425d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61" form:id="control61" form:disabled="true" form:value="40bfb98de1e27ca77c0c0efde9bd2f57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d43aaad2d2551f04969817eed8fa4fed][]" form:control-implementation="ooo:com.sun.star.form.component.CheckBox" xml:id="control62" form:id="control62" form:disabled="true" form:value="17455a245cc02d4d4a4a49d3a09145a6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answer[e650b4eecd1a90c8a1df08df9e28d827][answer]" form:control-implementation="ooo:com.sun.star.form.component.TextField" xml:id="control63" form:id="control63" form:current-value="{1:30}" form:value="{1:30}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radio form:name="answer[9b585f0f21a1e851cfa0c0732d6287dd][]" form:control-implementation="ooo:com.sun.star.form.component.RadioButton" xml:id="control64" form:id="control64" form:disabled="true" form:selected="true" form:value="c62d383e84d67caf3bc33bd9e3a82d6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d51f4ea2743e715a0c5e0fb5cba25b8][]" form:control-implementation="ooo:com.sun.star.form.component.RadioButton" xml:id="control65" form:id="control65" form:current-selected="true" form:disabled="true" form:selected="true" form:value="6d3111257202df703bb8c09465e6840d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answer[bea7407cfae3700166bed8756ee749b0][]" form:control-implementation="ooo:com.sun.star.form.component.CheckBox" xml:id="control66" form:id="control66" form:disabled="true" form:value="13044dcae50f870e26cf9132e73c15e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67" form:id="control67" form:disabled="true" form:value="f5e6cd5abcfad8ff3b94215ff26556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68" form:id="control68" form:disabled="true" form:value="14c5e3bc6e877ce417de9d1f3f156d7b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bea7407cfae3700166bed8756ee749b0][]" form:control-implementation="ooo:com.sun.star.form.component.CheckBox" xml:id="control69" form:id="control69" form:disabled="true" form:value="93e2329d3279a0d674e216bbacab37cf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EK 7</text:p>
      <text:p text:style-name="P12"/>
      <text:p text:style-name="P12">LECTURE 1 – Tuples </text:p>
      <text:p text:style-name="Standard"><text:span text:style-name="T1">Immutable Sequences</text:span> </text:p>
      <text:p text:style-name="Standard">&gt; Tuples are immutable sequences: they cannot be modified. Tuples and lists have much in <text:tab/>common, but lists are mutable sequences: they can be modified. </text:p>
      <text:p text:style-name="Standard"><text:tab/>&gt;&gt; general form of a tuple: (expression1, expression2, . . . expression3) – e.g., <text:span text:style-name="T5">('a', 3, <text:tab/><text:tab/>-0.2)</text:span></text:p>
      <text:p text:style-name="Standard"/>
      <text:p text:style-name="Standard">&gt; Tuples<text:span text:style-name="T2"> use parentheses instead of square brackets</text:span>: </text:p>
      <text:p text:style-name="Preformatted_20_Text">lst = ['a', 3, -0.2]</text:p>
      <text:p text:style-name="P21">tup = ('a', 3, -0.2)</text:p>
      <text:p text:style-name="Text_20_body">&gt;&gt; Once created, items in lists and tuples are accessed using the same notation: </text:p>
      <text:p text:style-name="Preformatted_20_Text">&gt;&gt;&gt; lst[0]</text:p>
      <text:p text:style-name="Preformatted_20_Text">'a'</text:p>
      <text:p text:style-name="Preformatted_20_Text">&gt;&gt;&gt; tup[0]</text:p>
      <text:p text:style-name="P21">'a'</text:p>
      <text:p text:style-name="Text_20_body">&gt; Slicing can be used with both: </text:p>
      <text:p text:style-name="Preformatted_20_Text">&gt;&gt;&gt; lst[:2]</text:p>
      <text:p text:style-name="Preformatted_20_Text">['a', 3]</text:p>
      <text:p text:style-name="Preformatted_20_Text">&gt;&gt;&gt; tup[:2]</text:p>
      <text:p text:style-name="P21">('a', 3)</text:p>
      <text:p text:style-name="Text_20_body">&gt; Tuples cannot be modified – assigning into a tuple produces a TypeError: </text:p>
      <text:p text:style-name="Preformatted_20_Text">&gt;&gt;&gt; tup[0] = 'b'</text:p>
      <text:p text:style-name="P21">TypeError: 'tuple' object does not support item assignment</text:p>
      <text:p text:style-name="Text_20_body">&gt; Tuples have fewer methods than lists. In fact, the <text:span text:style-name="T2">only regular methods are </text:span><text:span text:style-name="Source_20_Text"><text:span text:style-name="T2">count</text:span></text:span><text:span text:style-name="T2"> and </text:span><text:span text:style-name="Source_20_Text"><text:span text:style-name="T2">index</text:span></text:span><text:span text:style-name="T2">:</text:span> </text:p>
      <text:p text:style-name="Preformatted_20_Text">&gt;&gt;&gt; dir(list)</text:p>
      <text:p text:style-name="Preformatted_20_Text">['__add__', '__class__', '__contains__', '__delattr__', '__delitem__', '__doc__', '__eq__', '__format__',</text:p>
      <text:p text:style-name="Preformatted_20_Text">'__ge__', '__getattribute__', '__getitem__', '__gt__', '__hash__', '__iadd__', '__imul__', '__init__',</text:p>
      <text:p text:style-name="Preformatted_20_Text">'__iter__', '__le__', '__len__', '__lt__', '__mul__', '__ne__', '__new__', '__reduce__', '__reduce_ex__',</text:p>
      <text:p text:style-name="Preformatted_20_Text">'__repr__', '__reversed__', '__rmul__', '__setattr__', '__setitem__', '__sizeof__', '__str__', </text:p>
      <text:p text:style-name="Preformatted_20_Text">'__subclasshook__', <text:span text:style-name="T2">'</text:span><text:span text:style-name="Strong_20_Emphasis"><text:span text:style-name="T2">append', 'count', extend', 'index', 'insert', 'pop', 'remove', 'reverse', sort'</text:span></text:span><text:span text:style-name="T2">]</text:span></text:p>
      <text:p text:style-name="Preformatted_20_Text">&gt;&gt;&gt; dir(tuple)</text:p>
      <text:p text:style-name="Preformatted_20_Text">['__add__', '__class__', '__contains__', '__delattr__', '__doc__', '__eq__', '__format__', '__ge__',</text:p>
      <text:p text:style-name="Preformatted_20_Text">'__getattribute__', '__getitem__', '__getnewargs__', '__gt__', '__hash__', '__init__', '__iter__',</text:p>
      <text:p text:style-name="Preformatted_20_Text">'__le__', '__len__', '__lt__', '__mul__', '__ne__', '__new__', '__reduce__', '__reduce_ex__',</text:p>
      <text:p text:style-name="P21">'__repr__', '__rmul__', '__setattr__', '__sizeof__', '__str__', '__subclasshook__', <text:span text:style-name="Strong_20_Emphasis"><text:span text:style-name="T2">'count', 'index'</text:span></text:span>]</text:p>
      <text:p text:style-name="Text_20_body">&gt; The rest of the list methods are not available for tuple because they modify the object, and <text:tab/>tuples, being immutable, cannot be modified. </text:p>
      <text:p text:style-name="Text_20_body">&gt; A <text:span text:style-name="Source_20_Text">for</text:span> statement can be used to iterate over the values in a tuple: </text:p>
      <text:p text:style-name="P2">for variable in tuple: </text:p>
      <text:p text:style-name="P2"><text:soft-page-break/><text:tab/>body</text:p>
      <text:p text:style-name="Preformatted_20_Text">&gt;&gt;&gt; tup = ('a', 3, -0.2)</text:p>
      <text:p text:style-name="Preformatted_20_Text">&gt;&gt;&gt; for item in tup:</text:p>
      <text:p text:style-name="Preformatted_20_Text"><text:s text:c="4"/>print(item)</text:p>
      <text:p text:style-name="Preformatted_20_Text"/>
      <text:p text:style-name="Preformatted_20_Text">a</text:p>
      <text:p text:style-name="Preformatted_20_Text">3</text:p>
      <text:p text:style-name="Preformatted_20_Text">-0.2</text:p>
      <text:p text:style-name="P21"/>
      <text:p text:style-name="Text_20_body">&gt; A tuple can be passed as an argument to the built-in function <text:span text:style-name="Source_20_Text">len</text:span>: </text:p>
      <text:p text:style-name="Preformatted_20_Text">&gt;&gt;&gt; len(tup)</text:p>
      <text:p text:style-name="Preformatted_20_Text">3</text:p>
      <text:p text:style-name="P21"/>
      <text:p text:style-name="Text_20_body">&gt; It is also possible to iterate over the indices of a tuple: </text:p>
      <text:p text:style-name="Preformatted_20_Text">&gt;&gt;&gt; for i in range(len(tup)):</text:p>
      <text:p text:style-name="Preformatted_20_Text"><text:s text:c="8"/>print(tup[i])</text:p>
      <text:p text:style-name="Preformatted_20_Text"/>
      <text:p text:style-name="Preformatted_20_Text">a</text:p>
      <text:p text:style-name="Preformatted_20_Text">3</text:p>
      <text:p text:style-name="P21">-0.2</text:p>
      <text:p text:style-name="Standard">&gt; to create a one-element tuple, put a comma after the value, inside the parentheses – <text:span text:style-name="T4">(1,)</text:span></text:p>
      <text:p text:style-name="Standard"><text:tab/>&gt;&gt; vs. <text:span text:style-name="T4">(1),</text:span> which Python reads simply as 1</text:p>
      <text:p text:style-name="Standard"><text:tab/>&gt;&gt; empty tuples – ( ) – do not require this comma</text:p>
      <text:p text:style-name="Standard"/>
      <text:p text:style-name="P12">Exercise</text:p>
      <text:p text:style-name="Standard">grades = (70, 80, 90)</text:p>
      <text:p text:style-name="Standard">grades[-1] → 90</text:p>
      <text:p text:style-name="Standard">grades[len(grades) -1] → grades[3-1] → grades[2] → 90</text:p>
      <text:p text:style-name="Standard">grades[grades.index(90)] → grades[2] → 90</text:p>
      <text:p text:style-name="Standard"/>
      <text:p text:style-name="Standard"><text:span text:style-name="T3">LECTURE 2 </text:span>– Type <text:span text:style-name="T4">dict</text:span> </text:p>
      <text:p text:style-name="Standard"/>
      <text:p text:style-name="Standard">&gt; Another way to store collections of data is using Python's dictionary type: dict. </text:p>
      <text:p text:style-name="Standard"><text:tab/>The general form of a dictionary is key-value pairs enclosed in braces:</text:p>
      <text:p text:style-name="Standard"/>
      <text:p text:style-name="P21"><text:tab/><text:span text:style-name="T2">{</text:span>key1: value1, key2: value2, ..., keyN<text:span text:style-name="T2">: </text:span>valueN<text:span text:style-name="T2">}</text:span></text:p>
      <text:p text:style-name="Standard">&gt; Keys must be unique. Values may be duplicated. For example: </text:p>
      <text:p text:style-name="Standard"><text:tab/><text:span text:style-name="T4">asn_to_grade = {'A1': 80, 'A2': 90, 'A3': 90}</text:span></text:p>
      <text:p text:style-name="Standard"><text:tab/>&gt;&gt; In the example above, the keys are unique: 'A1', 'A2' and 'A3'. The values are not unique: <text:tab/><text:tab/>80, 90 and 90. </text:p>
      <text:p text:style-name="Standard"><text:tab/>&gt;&gt; unique keys allow us to use keys to look up their associated values</text:p>
      <text:p text:style-name="Standard">&gt;EXERCISE</text:p>
      <text:p text:style-name="Standard"><text:tab/>d = {'a': 1, 2:'b'}</text:p>
      <text:p text:style-name="Standard"><text:tab/>d[2] → 'b'</text:p>
      <text:p text:style-name="Standard"><text:tab/>Note that this is calling '2' as a key, not just as index[2]</text:p>
      <text:p text:style-name="Standard">&gt; if you try to access a key that does not exist in a dictionary, you will get a KeyError</text:p>
      <text:p text:style-name="Standard"><text:tab/>&gt;&gt; before trying to access a key, you can check to see whether it exists, e.g., #</text:p>
      <text:p text:style-name="Standard"><text:tab/><text:tab/>3 in d</text:p>
      <text:p text:style-name="Standard"><text:tab/><text:tab/>False</text:p>
      <text:p text:style-name="Standard"><text:tab/><text:tab/>2 in d</text:p>
      <text:p text:style-name="Standard"><text:soft-page-break/><text:tab/><text:tab/>True</text:p>
      <text:p text:style-name="Standard"><text:tab/>&gt;&gt; <text:s/>the 'in' function is only looking for keys, not values, so '1 in d' will evaluate to False, <text:tab/><text:tab/>since 1 is not a key in the dictionary d</text:p>
      <text:p text:style-name="Standard">&gt;len will count the number of key:value pairs in a dictionary</text:p>
      <text:p text:style-name="Standard"/>
      <text:p text:style-name="Standard">&gt; How To Modify Dictionaries </text:p>
      <text:p text:style-name="Standard">&gt; Dictionaries are mutable: they can be modified. There are a series of operations and methods you <text:tab/>can apply to dictionaries which are outlined below. </text:p>
      <text:p text:style-name="Standard"><text:tab/>&gt;&gt; add key:value pairs or delete them</text:p>
      <text:p text:style-name="Standard"><text:tab/>&gt;&gt; change value associated with a ke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Operation </text:p>
          </table:table-cell>
          <table:table-cell table:style-name="Table1.A1" office:value-type="string">
            <text:p text:style-name="Table_20_Contents">Description </text:p>
          </table:table-cell>
          <table:table-cell table:style-name="Table1.C1" office:value-type="string">
            <text:p text:style-name="Table_20_Contents">Exampl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object in dict</text:span> </text:p>
          </table:table-cell>
          <table:table-cell table:style-name="Table1.A2" office:value-type="string">
            <text:p text:style-name="Table_20_Contents">Checks whether <text:span text:style-name="Source_20_Text">object</text:span> is a key in <text:span text:style-name="Source_20_Text">dict</text:span>. </text:p>
          </table:table-cell>
          <table:table-cell table:style-name="Table1.C2" office:value-type="string">
            <text:p text:style-name="Preformatted_20_Text">&gt;&gt;&gt; asn_to_grade = {'A1': 80, 'A2': 90, 'A3': 90}</text:p>
            <text:p text:style-name="Preformatted_20_Text">&gt;&gt;&gt; 'A1' in asn_to_grade</text:p>
            <text:p text:style-name="Preformatted_20_Text">True</text:p>
            <text:p text:style-name="Preformatted_20_Text">&gt;&gt;&gt; 80 in asn_to_grade</text:p>
            <text:p text:style-name="P21">False</text:p>
          </table:table-cell>
        </table:table-row>
        <table:table-row>
          <table:table-cell table:style-name="Table1.A2" office:value-type="string">
            <text:p text:style-name="Table_20_Contents"><text:span text:style-name="Source_20_Text">len(dict)</text:span> </text:p>
          </table:table-cell>
          <table:table-cell table:style-name="Table1.A2" office:value-type="string">
            <text:p text:style-name="Table_20_Contents">Returns the number of <text:span text:style-name="T2">keys</text:span> in <text:span text:style-name="Source_20_Text">dict</text:span>. </text:p>
          </table:table-cell>
          <table:table-cell table:style-name="Table1.C2" office:value-type="string">
            <text:p text:style-name="Preformatted_20_Text">&gt;&gt;&gt; asn_to_grade = {'A1': 80, 'A2': 90, 'A3': 90}</text:p>
            <text:p text:style-name="Preformatted_20_Text">&gt;&gt;&gt; len(asn_to_grade)</text:p>
            <text:p text:style-name="P21">3 </text:p>
          </table:table-cell>
        </table:table-row>
        <table:table-row>
          <table:table-cell table:style-name="Table1.A2" office:value-type="string">
            <text:p text:style-name="Table_20_Contents"><text:span text:style-name="Source_20_Text">del dict[key]</text:span> </text:p>
          </table:table-cell>
          <table:table-cell table:style-name="Table1.A2" office:value-type="string">
            <text:p text:style-name="Table_20_Contents">Removes a key and its associated value from <text:span text:style-name="Source_20_Text">dict</text:span>. </text:p>
          </table:table-cell>
          <table:table-cell table:style-name="Table1.C2" office:value-type="string">
            <text:p text:style-name="Preformatted_20_Text">&gt;&gt;&gt; asn_to_grade = {'A1': 80, 'A2': 90, 'A3': 90}</text:p>
            <text:p text:style-name="Preformatted_20_Text">&gt;&gt;&gt; <text:span text:style-name="T2">del asn_to_grade['A1']</text:span></text:p>
            <text:p text:style-name="Preformatted_20_Text">&gt;&gt;&gt; asn_to_grade</text:p>
            <text:p text:style-name="P21">{'A3': 90, 'A2': 90}</text:p>
          </table:table-cell>
        </table:table-row>
        <table:table-row>
          <table:table-cell table:style-name="Table1.A2" office:value-type="string">
            <text:p text:style-name="Table_20_Contents"><text:span text:style-name="Source_20_Text">dict[key] = value</text:span> </text:p>
          </table:table-cell>
          <table:table-cell table:style-name="Table1.A2" office:value-type="string">
            <text:p text:style-name="Table_20_Contents">If <text:span text:style-name="Source_20_Text">key</text:span> does not exist in <text:span text:style-name="Source_20_Text">dict</text:span>, adds <text:span text:style-name="Source_20_Text">key</text:span> and its associated <text:span text:style-name="Source_20_Text">value</text:span> to <text:span text:style-name="Source_20_Text">dict</text:span>.<text:line-break/>If <text:span text:style-name="Source_20_Text">key</text:span> exists in <text:span text:style-name="Source_20_Text">dict</text:span>, updates <text:span text:style-name="Source_20_Text">dict</text:span> by setting the value associated with <text:span text:style-name="Source_20_Text">key</text:span> to <text:span text:style-name="Source_20_Text">value</text:span>. </text:p>
          </table:table-cell>
          <table:table-cell table:style-name="Table1.C2" office:value-type="string">
            <text:p text:style-name="Preformatted_20_Text">&gt;&gt;&gt; asn_to_grade = {'A1' : 80, 'A2': 90, 'A3' : 90}</text:p>
            <text:p text:style-name="Preformatted_20_Text">&gt;&gt;&gt; asn_to_grade['A4'] = 70</text:p>
            <text:p text:style-name="Preformatted_20_Text">&gt;&gt;&gt; asn_to_grade</text:p>
            <text:p text:style-name="P21">{'A1': 80, 'A3': 90, 'A2': 90, 'A4': 70}</text:p>
          </table:table-cell>
        </table:table-row>
      </table:table>
      <text:h text:style-name="Heading_20_3" text:outline-level="3">Accessing Information From Dictionaries </text:h>
      <text:p text:style-name="Text_20_body">Dictionaries are <text:span text:style-name="T2">unordered</text:span>. That is, the order the key-value pairs are added to the dictionary has no effect on the order in which they are accessed – so when looping over the keys in a dictionary, we can't rely on them being accessed in any particular order. For example: </text:p>
      <text:p text:style-name="Preformatted_20_Text">&gt;&gt;&gt; asn_to_grade = {'A1': 80, 'A2': 70, 'A3': 90}</text:p>
      <text:p text:style-name="Preformatted_20_Text">&gt;&gt;&gt; for assignment in asn_to_grade:</text:p>
      <text:p text:style-name="Preformatted_20_Text"><text:s text:c="4"/><text:span text:style-name="T2">print(assignment)</text:span></text:p>
      <text:p text:style-name="Preformatted_20_Text"/>
      <text:p text:style-name="Preformatted_20_Text"/>
      <text:p text:style-name="Preformatted_20_Text">A1</text:p>
      <text:p text:style-name="Preformatted_20_Text">A<text:span text:style-name="T2">3</text:span></text:p>
      <text:p text:style-name="P21">A2</text:p>
      <text:p text:style-name="Text_20_body"><text:soft-page-break/>The for-loop above printed out the keys of the dictionary. It is also possible to print out the values: </text:p>
      <text:p text:style-name="Preformatted_20_Text">&gt;&gt;&gt; asn_to_grade = {'A1': 80, 'A2': 70, 'A3': 90}</text:p>
      <text:p text:style-name="Preformatted_20_Text">&gt;&gt;&gt; for assignment in asn_to_grade:</text:p>
      <text:p text:style-name="Preformatted_20_Text"><text:s text:c="4"/>print(<text:span text:style-name="T2">asn_to_grade[assignment]</text:span>)</text:p>
      <text:p text:style-name="Preformatted_20_Text"/>
      <text:p text:style-name="Preformatted_20_Text"/>
      <text:p text:style-name="Preformatted_20_Text">80</text:p>
      <text:p text:style-name="Preformatted_20_Text">90</text:p>
      <text:p text:style-name="P21">70</text:p>
      <text:p text:style-name="Text_20_body">Finally, both the keys are values can be printed: </text:p>
      <text:p text:style-name="Preformatted_20_Text">&gt;&gt;&gt; asn_to_grade = {'A1': 80, 'A2': 70, 'A3': 90}</text:p>
      <text:p text:style-name="Preformatted_20_Text">&gt;&gt;&gt; for assignment in asn_to_grade:</text:p>
      <text:p text:style-name="Preformatted_20_Text"><text:s text:c="4"/>print(<text:span text:style-name="T2">assignment, asn_to_grade[assignment]</text:span>)</text:p>
      <text:p text:style-name="Preformatted_20_Text"/>
      <text:p text:style-name="Preformatted_20_Text"/>
      <text:p text:style-name="Preformatted_20_Text">A1 80</text:p>
      <text:p text:style-name="Preformatted_20_Text">A3 90</text:p>
      <text:p text:style-name="P21">A2 70</text:p>
      <text:h text:style-name="Heading_20_3" text:outline-level="3">Empty Dictionaries </text:h>
      <text:p text:style-name="Text_20_body">A dictionary can be empty. For example: </text:p>
      <text:p text:style-name="P21">d = {}</text:p>
      <text:h text:style-name="Heading_20_3" text:outline-level="3">Heterogeneous Dictionaries </text:h>
      <text:p text:style-name="Text_20_body">A dictionary <text:span text:style-name="T2">can have keys of different type</text:span>s. For example, one key can be of type <text:span text:style-name="Source_20_Text">int</text:span> and another of type <text:span text:style-name="Source_20_Text">str</text:span>: </text:p>
      <text:p text:style-name="P21">d = {'apple': 1, 3: 4}</text:p>
      <text:p text:style-name="P23">Immutable Keys </text:p>
      <text:p text:style-name="Text_20_body">The <text:span text:style-name="T2">keys of a dictionary must be immutable</text:span>. Therefore, lists, dictionaries, and other mutable types cannot be used as keys. The following results in an error (TypeError, unhashable list): </text:p>
      <text:p text:style-name="P21">d[[1, 2]] = 'banana'</text:p>
      <text:p text:style-name="Text_20_body">Since lists are mutable, they cannot be keys. Instead, <text:span text:style-name="T2">to use a sequence as a key, type </text:span><text:span text:style-name="Source_20_Text"><text:span text:style-name="T2">tuple</text:span></text:span><text:span text:style-name="T2"> can be used</text:span>: </text:p>
      <text:p text:style-name="P21">d[(1, 2)] = 'banana'</text:p>
      <text:p text:style-name="Standard"><text:span text:style-name="T7">Exercise</text:span></text:p>
      <text:p text:style-name="P13">d = {'a': 1. 'b':2, 'c':3}</text:p>
      <text:p text:style-name="P13">def increase(dic): </text:p>
      <text:p text:style-name="P13"><text:s text:c="4"/>for item in dic: </text:p>
      <text:p text:style-name="P13"><text:s text:c="8"/>dic[item] = dic[item] + 1</text:p>
      <text:p text:style-name="P13"/>
      <text:p text:style-name="P13">increase(d)</text:p>
      <text:p text:style-name="P13">print d</text:p>
      <text:p text:style-name="P13">{'a': 2, 'b':3, 'c':4}</text:p>
      <text:p text:style-name="P14"/>
      <text:p text:style-name="P15">Note: item in dic → keys</text:p>
      <text:p text:style-name="P15">dic[item] → values</text:p>
      <text:p text:style-name="P12"><text:soft-page-break/></text:p>
      <text:p text:style-name="P12">LECTURE 3 – Inverting a Dictionary </text:p>
      <text:p text:style-name="P12"/>
      <text:p text:style-name="P16">&gt; Explore using a dictionary as an accumulator</text:p>
      <text:h text:style-name="Heading_20_3" text:outline-level="3">Switching Keys and Values </text:h>
      <text:p text:style-name="Text_20_body">&gt; Dictionaries have keys that are unique and each key has a value associated with it. For example, <text:tab/>here is a dictionary mapping fruit to their colours: </text:p>
      <text:p text:style-name="Preformatted_20_Text">fruit_to_colour = {'watermelon': 'green', 'pomegranate': 'red',</text:p>
      <text:p text:style-name="Preformatted_20_Text">'peach': 'orange', 'cherry': 'red', 'pear': 'green',</text:p>
      <text:p text:style-name="P21">'banana': 'yellow', 'plum': 'purple', 'orange': 'orange'}</text:p>
      <text:p text:style-name="P13">for fruit in fruit_to_colour: </text:p>
      <text:p text:style-name="P13"><text:s text:c="4"/>print (fruit, fruit_to_colour[fruit])</text:p>
      <text:p text:style-name="P13"/>
      <text:p text:style-name="P13">strawberry red</text:p>
      <text:p text:style-name="P13">watermelon green etc.</text:p>
      <text:p text:style-name="P13"/>
      <text:p text:style-name="Text_20_body">&gt; To invert the dictionary, that is, switch the mapping to be colours to fruit, here is one approach: </text:p>
      <text:p text:style-name="Preformatted_20_Text">&gt;&gt;&gt; colour_to_fruit = {}</text:p>
      <text:p text:style-name="Preformatted_20_Text">&gt;&gt;&gt; for fruit in fruit_to_colour:</text:p>
      <text:p text:style-name="Preformatted_20_Text"><text:s text:c="4"/>colour = fruit_to_colour[fruit]</text:p>
      <text:p text:style-name="Preformatted_20_Text"><text:tab/><text:span text:style-name="T8"># this gets the color information from the original dictionary</text:span></text:p>
      <text:p text:style-name="Preformatted_20_Text"><text:s text:c="4"/>colour_to_fruit[colour] = fruit</text:p>
      <text:p text:style-name="Preformatted_20_Text"><text:tab/><text:span text:style-name="T8"># this creates a new key:value pair, in which the color is the key, and <text:tab/># the fruit, as an item from the old dictionary, becomes the value</text:span></text:p>
      <text:p text:style-name="Preformatted_20_Text"/>
      <text:p text:style-name="Preformatted_20_Text"/>
      <text:p text:style-name="Preformatted_20_Text">&gt;&gt;&gt; colour_to_fruit</text:p>
      <text:p text:style-name="P21">{'orange': 'orange', 'purple': 'plum', 'green': 'pear', 'yellow': 'banana', 'red': 'pomegranate'}</text:p>
      <text:p text:style-name="Text_20_body">&gt; The resulting dictionary is missing some fruit. This happens since c<text:span text:style-name="T2">olours, which are keys in the <text:tab/>new dictionary, are unique so later assignments using the same colour replace earlier entries</text:span>. <text:tab/>A way to remedy this is to map colours to a list of fruit. </text:p>
      <text:h text:style-name="Heading_20_3" text:outline-level="3">Mapping A Key To A List </text:h>
      <text:p text:style-name="Text_20_body">For the example above, we need to consider two cases when adding a colour and a fruit to the dictionary:</text:p>
      <text:list xml:id="list3642524687221251869" text:style-name="L1">
        <text:list-item>
          <text:p text:style-name="P7">If the colour is not a key in the dictionary, add it with its value being a single element a list consisting of the fruit. </text:p>
        </text:list-item>
        <text:list-item>
          <text:p text:style-name="P1">If the colour is already a key, append the fruit to the list of fruit associated with that key. </text:p>
        </text:list-item>
      </text:list>
      <text:p text:style-name="Preformatted_20_Text">&gt;&gt;&gt; colour_to_fruit = {}</text:p>
      <text:p text:style-name="Preformatted_20_Text">&gt;&gt;&gt; for fruit in fruit_to_colour:</text:p>
      <text:p text:style-name="Preformatted_20_Text"><text:s text:c="3"/><text:span text:style-name="T8"><text:s/># What colour is the fruit?</text:span></text:p>
      <text:p text:style-name="Preformatted_20_Text"><text:s text:c="4"/>colour = fruit_to_colour[fruit]</text:p>
      <text:p text:style-name="Preformatted_20_Text"><text:s text:c="4"/>if not (colour in colour_to_fruit):</text:p>
      <text:p text:style-name="Preformatted_20_Text"><text:s text:c="8"/>colour_to_fruit[colour] = [fruit]</text:p>
      <text:p text:style-name="Preformatted_20_Text"><text:tab/><text:span text:style-name="T8"># if the color is not already a key in the accumulator, add color[fruit] <text:tab/># as an entry</text:span></text:p>
      <text:p text:style-name="Preformatted_20_Text"><text:s text:c="4"/>else:</text:p>
      <text:p text:style-name="Preformatted_20_Text"><text:s text:c="8"/>colour_to_fruit[colour].append(fruit)</text:p>
      <text:p text:style-name="Preformatted_20_Text"><text:tab/><text:span text:style-name="T8"># if the color is already in the accumulator, add the fruit that shares <text:tab/># that color to the existing list of fruits that are that color</text:span></text:p>
      <text:p text:style-name="Preformatted_20_Text"/>
      <text:p text:style-name="Preformatted_20_Text"><text:soft-page-break/></text:p>
      <text:p text:style-name="Preformatted_20_Text">&gt;&gt;&gt; colour_to_fruit</text:p>
      <text:p text:style-name="P21">{'orange': ['peach', 'orange'], 'purple': ['plum'], 'green': ['watermelon', 'pear'], 'yellow': ['banana'], 'red': ['cherry', 'pomegranate']} </text:p>
      <text:p text:style-name="P22">→ keys are now strings and values are lists of strings</text:p>
      <text:p text:style-name="P22">&gt; Note that to invert a dictionary, it's values must be immutable – e.g., they can't be lists, but they <text:tab/>could be strings, as in the example above</text:p>
      <text:p text:style-name="P12">LECTURE 4 – Populating a Dictionary</text:p>
      <text:p text:style-name="Standard"/>
      <text:p text:style-name="Standard"/>
      <text:p text:style-name="Standard"/>
      <text:p text:style-name="Standard">WEEK 7 EXERCISE</text:p>
      <text:p text:style-name="P17">Good luck!</text:p>
      <text:h text:style-name="Heading_20_3" text:outline-level="3">Question 1</text:h>
      <text:p text:style-name="P3">Consider this code: </text:p>
      <text:p text:style-name="P19">&gt;&gt;&gt; d = {'a': 1, 'b': 2}</text:p>
      <text:p text:style-name="P19">&gt;&gt;&gt; # CODE MISSING HERE</text:p>
      <text:p text:style-name="P19">&gt;&gt;&gt; d</text:p>
      <text:p text:style-name="P24">{'a': 1, 'c': 3, 'b': 2}</text:p>
      <text:p text:style-name="P8">Write the missing assignment statement. (Just write the assignment statement; don't write the <text:span text:style-name="Source_20_Text">&gt;&gt;&gt;</text:span> part.)</text:p>
      <text:p text:style-name="P8"/>
      <text:p text:style-name="P8"><text:span text:style-name="T2">d['c'] = 3</text:span></text:p>
      <text:h text:style-name="Heading_20_3" text:outline-level="3">Question 2</text:h>
      <text:p text:style-name="P3">Consider this code: </text:p>
      <text:p text:style-name="P19">&gt;&gt;&gt; d = {'a': 1, 'b': 2}</text:p>
      <text:p text:style-name="P19">&gt;&gt;&gt; # CODE MISSING HERE</text:p>
      <text:p text:style-name="P19">&gt;&gt;&gt; d</text:p>
      <text:p text:style-name="P24">{'a': 1, 'b': 3}</text:p>
      <text:p text:style-name="P8">Write the missing assignment statement. (Just write the assignment statement; don't write the <text:span text:style-name="Source_20_Text">&gt;&gt;&gt;</text:span> part.)</text:p>
      <text:p text:style-name="P10">d['b'] = 3</text:p>
      <text:h text:style-name="Heading_20_3" text:outline-level="3">Question 3</text:h>
      <text:p text:style-name="Text_20_body">Consider this code: </text:p>
      <text:p text:style-name="Preformatted_20_Text">&gt;&gt;&gt; d = {'a': [1, 3], 'b': [5, 7]}</text:p>
      <text:p text:style-name="Preformatted_20_Text"/>
      <text:p text:style-name="Preformatted_20_Text"># CODE MISSING HERE</text:p>
      <text:p text:style-name="Preformatted_20_Text"/>
      <text:p text:style-name="Preformatted_20_Text">&gt;&gt;&gt; d</text:p>
      <text:p text:style-name="P21">{'a': [1, 2, 3], 'b': [5, 7]}</text:p>
      <text:p text:style-name="P6">Select the option(s) that would lead to this result. Hint: call <text:span text:style-name="Source_20_Text">help</text:span> on <text:span text:style-name="Source_20_Text">insert</text:span>, <text:span text:style-name="Source_20_Text">append</text:span>, and <text:span text:style-name="Source_20_Text">sort</text:span>.</text:p>
      <text:p text:style-name="Text_20_body"><text:bookmark text:name="gensym_5097b35d41e24"/><draw:control text:anchor-type="as-char" draw:z-index="0" draw:style-name="gr1" draw:text-style-name="P29" svg:width="0.345cm" svg:height="0.345cm" draw:control="control1"/></text:p>
      <text:p text:style-name="P21"><text:soft-page-break/><text:span text:style-name="T2">d['a'].insert(1, 2)</text:span> → {'a': [1, 2, 3], 'b': [5, 7]}</text:p>
      <text:p text:style-name="Text_20_body"><text:bookmark text:name="gensym_5097b35d42ea9"/><draw:control text:anchor-type="as-char" draw:z-index="1" draw:style-name="gr1" draw:text-style-name="P29" svg:width="0.345cm" svg:height="0.345cm" draw:control="control2"/></text:p>
      <text:p text:style-name="P21">d['A'].insert(1, 2) → KeyError 'A'</text:p>
      <text:p text:style-name="Text_20_body"><text:bookmark text:name="gensym_5097b35d4293a"/><draw:control text:anchor-type="as-char" draw:z-index="2" draw:style-name="gr1" draw:text-style-name="P29" svg:width="0.345cm" svg:height="0.345cm" draw:control="control3"/></text:p>
      <text:p text:style-name="P20">d['a'].append(2)</text:p>
      <text:p text:style-name="P25">d['a'].sort()</text:p>
      <text:p text:style-name="P21">→ {'a': [1, 2, 3], 'b': [5, 7]}</text:p>
      <text:p text:style-name="Text_20_body"><text:bookmark text:name="gensym_5097b35d423c4"/><draw:control text:anchor-type="as-char" draw:z-index="3" draw:style-name="gr1" draw:text-style-name="P29" svg:width="0.345cm" svg:height="0.345cm" draw:control="control4"/></text:p>
      <text:p text:style-name="P21">d['a'].insert(2, 1)--&gt; {'a': [1, 3, 1], 'b': [5, 7]}</text:p>
      <text:h text:style-name="Heading_20_3" text:outline-level="3">Question 4</text:h>
      <text:p text:style-name="Text_20_body">Consider this assignment statement: </text:p>
      <text:p text:style-name="P21">d = {'a': 1, 'c': 3, 'b': 2}</text:p>
      <text:p text:style-name="P6">Select the expression(s) that evaluate to <text:span text:style-name="Source_20_Text">True</text:span>.</text:p>
      <text:p text:style-name="P6"><text:bookmark text:name="gensym_5097b35d4552f"/><draw:control text:anchor-type="as-char" draw:z-index="4" draw:style-name="gr1" draw:text-style-name="P29" svg:width="0.345cm" svg:height="0.345cm" draw:control="control5"/><text:span text:style-name="Source_20_Text">'B' in d</text:span> </text:p>
      <text:p text:style-name="P6"><text:bookmark text:name="gensym_5097b35d465ed"/><text:span text:style-name="T2"><draw:control text:anchor-type="as-char" draw:z-index="5" draw:style-name="gr1" draw:text-style-name="P29" svg:width="0.345cm" svg:height="0.345cm" draw:control="control6"/></text:span><text:span text:style-name="Source_20_Text"><text:span text:style-name="T2">not ('e' in d)</text:span></text:span><text:span text:style-name="T2"> </text:span></text:p>
      <text:p text:style-name="P6"><text:bookmark text:name="gensym_5097b35d45adf"/><draw:control text:anchor-type="as-char" draw:z-index="6" draw:style-name="gr1" draw:text-style-name="P29" svg:width="0.345cm" svg:height="0.345cm" draw:control="control7"/><text:span text:style-name="Source_20_Text">2 in d</text:span> </text:p>
      <text:p text:style-name="Text_20_body"><text:bookmark text:name="gensym_5097b35d46079"/><text:span text:style-name="T2"><draw:control text:anchor-type="as-char" draw:z-index="7" draw:style-name="gr1" draw:text-style-name="P29" svg:width="0.345cm" svg:height="0.345cm" draw:control="control8"/></text:span><text:span text:style-name="Source_20_Text"><text:span text:style-name="T2">"b" in d</text:span></text:span><text:span text:style-name="T2"> </text:span></text:p>
      <text:h text:style-name="Heading_20_3" text:outline-level="3">Question 5</text:h>
      <text:p text:style-name="Text_20_body">Consider this code: </text:p>
      <text:p text:style-name="P21">d = {'a': [1, 3], 'b': [5, 7, 9], 'c': [11]}</text:p>
      <text:p text:style-name="P6">Select the expression(s) that evaluate to <text:span text:style-name="Source_20_Text">3</text:span>.</text:p>
      <text:p text:style-name="P6"><text:bookmark text:name="gensym_5097b35d49e8d"/><draw:control text:anchor-type="as-char" draw:z-index="8" draw:style-name="gr1" draw:text-style-name="P29" svg:width="0.345cm" svg:height="0.345cm" draw:control="control9"/><text:span text:style-name="Source_20_Text"><text:span text:style-name="T2">len(d['a']) + len(d['c'])</text:span></text:span> → 3</text:p>
      <text:p text:style-name="P6"><text:bookmark text:name="gensym_5097b35d4939b"/><draw:control text:anchor-type="as-char" draw:z-index="9" draw:style-name="gr1" draw:text-style-name="P29" svg:width="0.345cm" svg:height="0.345cm" draw:control="control10"/><text:span text:style-name="Source_20_Text">len(d['a'])</text:span> → 2</text:p>
      <text:p text:style-name="P6"><text:bookmark text:name="gensym_5097b35d49910"/><draw:control text:anchor-type="as-char" draw:z-index="10" draw:style-name="gr1" draw:text-style-name="P29" svg:width="0.345cm" svg:height="0.345cm" draw:control="control11"/><text:span text:style-name="Source_20_Text"><text:span text:style-name="T2">len(d['b'])</text:span></text:span><text:span text:style-name="T2"> → 3</text:span></text:p>
      <text:p text:style-name="Text_20_body"><text:bookmark text:name="gensym_5097b35d48dd5"/><draw:control text:anchor-type="as-char" draw:z-index="11" draw:style-name="gr1" draw:text-style-name="P29" svg:width="0.345cm" svg:height="0.345cm" draw:control="control12"/><text:span text:style-name="Source_20_Text">len(d['a' + 'c'])</text:span> → KeyError</text:p>
      <text:h text:style-name="Heading_20_3" text:outline-level="3">Question 6</text:h>
      <text:p text:style-name="Text_20_body">Consider this code: </text:p>
      <text:p text:style-name="P21">tup = (1, 2, 3)</text:p>
      <text:p text:style-name="P6">Select the expression(s) and statement(s) below that <text:span text:style-name="Strong_20_Emphasis">result in an error</text:span>.</text:p>
      <text:p text:style-name="P6"><text:bookmark text:name="gensym_5097b35d4c628"/><draw:control text:anchor-type="as-char" draw:z-index="12" draw:style-name="gr1" draw:text-style-name="P29" svg:width="0.345cm" svg:height="0.345cm" draw:control="control13"/><text:span text:style-name="Source_20_Text">subtup = tup[0:2]</text:span> </text:p>
      <text:p text:style-name="P6"><text:bookmark text:name="gensym_5097b35d4d13f"/><draw:control text:anchor-type="as-char" draw:z-index="13" draw:style-name="gr1" draw:text-style-name="P29" svg:width="0.345cm" svg:height="0.345cm" draw:control="control14"/><text:span text:style-name="Source_20_Text"><text:span text:style-name="T2">tup.append(4)</text:span></text:span> </text:p>
      <text:p text:style-name="P6"><text:bookmark text:name="gensym_5097b35d4cbc4"/><draw:control text:anchor-type="as-char" draw:z-index="14" draw:style-name="gr1" draw:text-style-name="P29" svg:width="0.345cm" svg:height="0.345cm" draw:control="control15"/><text:span text:style-name="Source_20_Text"><text:span text:style-name="T2">tup.reverse()</text:span></text:span><text:span text:style-name="T2"> </text:span></text:p>
      <text:p text:style-name="Text_20_body"><text:bookmark text:name="gensym_5097b35d4d6b7"/><draw:control text:anchor-type="as-char" draw:z-index="15" draw:style-name="gr1" draw:text-style-name="P29" svg:width="0.345cm" svg:height="0.345cm" draw:control="control16"/><text:span text:style-name="Source_20_Text">tup[0] == tup[-1]</text:span> </text:p>
      <text:h text:style-name="Heading_20_3" text:outline-level="3">Question 7</text:h>
      <text:p text:style-name="P6">Select the expression(s) that can be used as dictionary keys.</text:p>
      <text:p text:style-name="P6"><text:bookmark text:name="gensym_5097b35d50963"/><draw:control text:anchor-type="as-char" draw:z-index="16" draw:style-name="gr1" draw:text-style-name="P29" svg:width="0.345cm" svg:height="0.345cm" draw:control="control17"/><text:span text:style-name="Source_20_Text">['a', 'b']</text:span> </text:p>
      <text:p text:style-name="P6"><text:bookmark text:name="gensym_5097b35d5024b"/><text:soft-page-break/><draw:control text:anchor-type="as-char" draw:z-index="17" draw:style-name="gr1" draw:text-style-name="P29" svg:width="0.345cm" svg:height="0.345cm" draw:control="control18"/><text:span text:style-name="Source_20_Text">{1: 2, 3: 4}</text:span> </text:p>
      <text:p text:style-name="P6"><text:bookmark text:name="gensym_5097b35d514de"/><draw:control text:anchor-type="as-char" draw:z-index="18" draw:style-name="gr1" draw:text-style-name="P29" svg:width="0.345cm" svg:height="0.345cm" draw:control="control19"/><text:span text:style-name="Source_20_Text">(</text:span><text:span text:style-name="Source_20_Text"><text:span text:style-name="T2">'single',)</text:span></text:span><text:span text:style-name="T2"> </text:span></text:p>
      <text:p text:style-name="Text_20_body"><text:bookmark text:name="gensym_5097b35d50f54"/><draw:control text:anchor-type="as-char" draw:z-index="19" draw:style-name="gr1" draw:text-style-name="P29" svg:width="0.345cm" svg:height="0.345cm" draw:control="control20"/><text:span text:style-name="Source_20_Text"><text:span text:style-name="T2">(1, 'fred', 2.0)</text:span></text:span><text:span text:style-name="T2"> </text:span></text:p>
      <text:h text:style-name="Heading_20_3" text:outline-level="3">Question 8</text:h>
      <text:p text:style-name="Text_20_body">Consider this code: </text:p>
      <text:p text:style-name="P21">d = {1: ['a', 'b', 'c'], 2: ['d', 'e'], 3: []}</text:p>
      <text:p text:style-name="P6">Select the code fragment(s) that set variable <text:span text:style-name="Source_20_Text">total</text:span> to the number of items in all the lists that occur as values in <text:span text:style-name="Source_20_Text">d</text:span>. </text:p>
      <text:p text:style-name="Text_20_body"><text:bookmark text:name="gensym_5097b35d53eae"/><draw:control text:anchor-type="as-char" draw:z-index="20" draw:style-name="gr1" draw:text-style-name="P29" svg:width="0.345cm" svg:height="0.345cm" draw:control="control21"/></text:p>
      <text:p text:style-name="Preformatted_20_Text">total = 0</text:p>
      <text:p text:style-name="Preformatted_20_Text">for k in d:</text:p>
      <text:p text:style-name="P21"><text:s text:c="4"/>total = total + k</text:p>
      <text:p text:style-name="P21">→ print (total) &gt;&gt; 6</text:p>
      <text:p text:style-name="Text_20_body"><text:bookmark text:name="gensym_5097b35d5512c"/><draw:control text:anchor-type="as-char" draw:z-index="21" draw:style-name="gr1" draw:text-style-name="P29" svg:width="0.345cm" svg:height="0.345cm" draw:control="control22"/></text:p>
      <text:p text:style-name="P20">L = []</text:p>
      <text:p text:style-name="P20">for k in d:</text:p>
      <text:p text:style-name="P20"><text:s text:c="4"/>L.extend(d[k])</text:p>
      <text:p text:style-name="P20"/>
      <text:p text:style-name="P25">total = len(L)</text:p>
      <text:p text:style-name="P21">→ print (total) &gt;&gt; 5</text:p>
      <text:p text:style-name="Text_20_body"><text:bookmark text:name="gensym_5097b35d544b7"/><draw:control text:anchor-type="as-char" draw:z-index="22" draw:style-name="gr1" draw:text-style-name="P29" svg:width="0.345cm" svg:height="0.345cm" draw:control="control23"/></text:p>
      <text:p text:style-name="Preformatted_20_Text">L = []</text:p>
      <text:p text:style-name="Preformatted_20_Text">for k in d:</text:p>
      <text:p text:style-name="Preformatted_20_Text"><text:s text:c="4"/>L.append(k)</text:p>
      <text:p text:style-name="Preformatted_20_Text"/>
      <text:p text:style-name="P21">total = len(L)</text:p>
      <text:p text:style-name="P21">→ print (total) &gt;&gt; 3</text:p>
      <text:p text:style-name="Text_20_body"><text:bookmark text:name="gensym_5097b35d54b8f"/><draw:control text:anchor-type="as-char" draw:z-index="23" draw:style-name="gr1" draw:text-style-name="P29" svg:width="0.345cm" svg:height="0.345cm" draw:control="control24"/></text:p>
      <text:p text:style-name="P20">total = 0</text:p>
      <text:p text:style-name="P20">for k in d:</text:p>
      <text:p text:style-name="P25"><text:s text:c="4"/>total = total + len(d[k])</text:p>
      <text:p text:style-name="P21">→ print (total) &gt;&gt; 5</text:p>
      <text:h text:style-name="Heading_20_3" text:outline-level="3">Question 9</text:h>
      <text:p text:style-name="P3">This dictionary has 3 keys that are all the same. <text:span text:style-name="Strong_20_Emphasis">Enter this in the Python shell:</text:span> </text:p>
      <text:p text:style-name="P24">{1: 10, 1: 20, 1: 30}</text:p>
      <text:p text:style-name="P3"><text:span text:style-name="Strong_20_Emphasis"><text:span text:style-name="T9">Submit what the code above evaluates to; don't submit your answers to the thought questions below.</text:span></text:span></text:p>
      <text:p text:style-name="P3"><text:span text:style-name="Strong_20_Emphasis">What we want you to think about:</text:span> We haven't covered this situation in the videos; what do <text:span text:style-name="Emphasis">you</text:span> think should happen? Do you think this should this cause an error? Should it discard some of the key/value pairs? If so, which one do you think it should keep? People who create programming <text:soft-page-break/>languages have to make these kinds of decisions, and often there isn't a clear good choice.</text:p>
      <text:p text:style-name="P9">{1:30}</text:p>
      <text:h text:style-name="Heading_20_3" text:outline-level="3">Question 10</text:h>
      <text:p text:style-name="Text_20_body">Consider this code: </text:p>
      <text:p text:style-name="Preformatted_20_Text">L = [['apple', 3], ['pear', 2], ['banana', 3]]</text:p>
      <text:p text:style-name="Preformatted_20_Text">d = {}</text:p>
      <text:p text:style-name="Preformatted_20_Text">for item in L:</text:p>
      <text:p text:style-name="P21"><text:s text:c="4"/>d[item[0]] = item[1]</text:p>
      <text:p text:style-name="P6">What does this code do?</text:p>
      <text:p text:style-name="P6"><text:bookmark text:name="gensym_5097b35d59f26"/><draw:control text:anchor-type="as-char" draw:z-index="24" draw:style-name="gr1" draw:text-style-name="P29" svg:width="0.345cm" svg:height="0.345cm" draw:control="control25"/>Reorders the items in the inner lists of <text:span text:style-name="Source_20_Text">L</text:span>. </text:p>
      <text:p text:style-name="P6"><text:bookmark text:name="gensym_5097b35d5a4df"/><draw:control text:anchor-type="as-char" draw:z-index="25" draw:style-name="gr1" draw:text-style-name="P29" svg:width="0.345cm" svg:height="0.345cm" draw:control="control26"/><text:span text:style-name="T2">Populates dictionary </text:span><text:span text:style-name="Source_20_Text"><text:span text:style-name="T2">d</text:span></text:span><text:span text:style-name="T2"> where each key is the first item of each inner list of </text:span><text:span text:style-name="Source_20_Text"><text:span text:style-name="T2">L</text:span></text:span><text:span text:style-name="T2"> and each value is the second item of that inner list. </text:span></text:p>
      <text:p text:style-name="P6"><text:bookmark text:name="gensym_5097b35d59913"/><draw:control text:anchor-type="as-char" draw:z-index="26" draw:style-name="gr1" draw:text-style-name="P29" svg:width="0.345cm" svg:height="0.345cm" draw:control="control27"/>Removes the items from <text:span text:style-name="Source_20_Text">L</text:span> and populates dictionary <text:span text:style-name="Source_20_Text">d</text:span> where each key is the first item of each inner list of <text:span text:style-name="Source_20_Text">L</text:span> and each value is the second item of that inner list. </text:p>
      <text:p text:style-name="Text_20_body"><text:bookmark text:name="gensym_5097b35d5aa6f"/><draw:control text:anchor-type="as-char" draw:z-index="27" draw:style-name="gr1" draw:text-style-name="P29" svg:width="0.345cm" svg:height="0.345cm" draw:control="control28"/>Populates dictionary <text:span text:style-name="Source_20_Text">L</text:span> where each key is the first item of each inner list of <text:span text:style-name="Source_20_Text">d</text:span> and each value is the second item of that inner li<text:bookmark text:name="pyCodeOutput"/>st</text:p>
      <text:p text:style-name="P13">print (L)</text:p>
      <text:p text:style-name="P13">print (d)</text:p>
      <text:p text:style-name="P13">[['apple', 3], ['pear', 2], ['banana', 3]]</text:p>
      <text:p text:style-name="P13">{'pear': 2, 'apple': 3, 'banana': 3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bookmark text:name="v24__cod8"/><text:bookmark text:name="lineNo9"/></text:p>
          </table:table-cell>
          <table:table-cell table:style-name="Table2.B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Table_20_Contents"><text:bookmark text:name="v24__cod9"/>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Question 11</text:h>
      <text:p text:style-name="Text_20_body">Consider this code: </text:p>
      <text:p text:style-name="Preformatted_20_Text">def eat(d):</text:p>
      <text:p text:style-name="Preformatted_20_Text"><text:s text:c="4"/>'''(dict of {str: int}) -&gt; bool</text:p>
      <text:p text:style-name="Preformatted_20_Text"/>
      <text:p text:style-name="Preformatted_20_Text"><text:s text:c="4"/>Each key in d is a fruit and each value is the quantity of that fruit.</text:p>
      <text:p text:style-name="Preformatted_20_Text"/>
      <text:p text:style-name="Preformatted_20_Text"><text:s text:c="4"/>REST OF DESCRIPTION MISSING HERE</text:p>
      <text:p text:style-name="Preformatted_20_Text"/>
      <text:p text:style-name="Preformatted_20_Text"><text:s text:c="4"/>&gt;&gt;&gt; eat({'apple': 2, 'banana': 3, 'pear': 3, 'peach': 1})</text:p>
      <text:p text:style-name="Preformatted_20_Text"><text:s text:c="4"/>True</text:p>
      <text:p text:style-name="Preformatted_20_Text"><text:s text:c="4"/>&gt;&gt;&gt; eat({'apple': 0, 'banana': 0})</text:p>
      <text:p text:style-name="Preformatted_20_Text"><text:s text:c="4"/>False</text:p>
      <text:p text:style-name="Preformatted_20_Text"><text:s text:c="4"/>'''</text:p>
      <text:p text:style-name="Preformatted_20_Text"><text:s text:c="4"/>ate = False</text:p>
      <text:p text:style-name="Preformatted_20_Text"><text:s text:c="4"/>for fruit in d:</text:p>
      <text:p text:style-name="Preformatted_20_Text"><text:s text:c="8"/>if d[fruit] &gt; 0:</text:p>
      <text:p text:style-name="Preformatted_20_Text"><text:s text:c="12"/>d[fruit] = d[fruit] - 1</text:p>
      <text:p text:style-name="Preformatted_20_Text"><text:s text:c="12"/>ate = True</text:p>
      <text:p text:style-name="Preformatted_20_Text"/>
      <text:p text:style-name="P21"><text:s text:c="4"/>return ate</text:p>
      <text:p text:style-name="P6">Select the most appropriate description below.</text:p>
      <text:p text:style-name="Text_20_body"><text:bookmark text:name="gensym_5097b35d5ddbd"/><draw:control text:anchor-type="as-char" draw:z-index="28" draw:style-name="gr1" draw:text-style-name="P29" svg:width="0.345cm" svg:height="0.345cm" draw:control="control29"/></text:p>
      <text:p text:style-name="P20">Try to eat one of each fruit: reduce by 1 all quantities greater than 0</text:p>
      <text:p text:style-name="P20">associated with each fruit in d and return True if and only if any fruit was</text:p>
      <text:p text:style-name="P25">eaten.</text:p>
      <text:p text:style-name="Text_20_body"><text:bookmark text:name="gensym_5097b35d5e33a"/><text:soft-page-break/><draw:control text:anchor-type="as-char" draw:z-index="29" draw:style-name="gr1" draw:text-style-name="P29" svg:width="0.345cm" svg:height="0.345cm" draw:control="control30"/></text:p>
      <text:p text:style-name="P21">Return True if and only if any fruit was eaten.</text:p>
      <text:p text:style-name="Text_20_body"><text:bookmark text:name="gensym_5097b35d5d217"/><draw:control text:anchor-type="as-char" draw:z-index="30" draw:style-name="gr1" draw:text-style-name="P29" svg:width="0.345cm" svg:height="0.345cm" draw:control="control31"/></text:p>
      <text:p text:style-name="P21">Reduce by 1 all quantities greater than 0 associated with each fruit in d.<office:annotation><dc:creator>Unknown Author</dc:creator><dc:date>2012-11-05T13:15:12.24</dc:date><text:p text:style-name="P28"><text:span text:style-name="T10">Does not include Boolean</text:span></text:p></office:annotation></text:p>
      <text:p text:style-name="Text_20_body"><text:bookmark text:name="gensym_5097b35d5d800"/><draw:control text:anchor-type="as-char" draw:z-index="31" draw:style-name="gr1" draw:text-style-name="P29" svg:width="0.345cm" svg:height="0.345cm" draw:control="control32"/></text:p>
      <text:p text:style-name="Preformatted_20_Text">Remove from d all fruits that have a value of 0 associated with them and</text:p>
      <text:p text:style-name="P21">return True if and only if the were no such fruits.</text:p>
      <text:h text:style-name="Heading_20_3" text:outline-level="3">Question 12</text:h>
      <text:p text:style-name="Text_20_body">Consider the code: </text:p>
      <text:p text:style-name="Preformatted_20_Text">def contains(v, d):</text:p>
      <text:p text:style-name="Preformatted_20_Text"><text:s text:c="4"/>''' (object, dict of {object: list}) -&gt; bool</text:p>
      <text:p text:style-name="Preformatted_20_Text"/>
      <text:p text:style-name="Preformatted_20_Text"><text:s text:c="4"/>Return whether v is an element of one of the list values in d.</text:p>
      <text:p text:style-name="Preformatted_20_Text"/>
      <text:p text:style-name="Preformatted_20_Text"><text:s text:c="4"/>&gt;&gt;&gt; contains('moogah', {1: [70, 'blue'], 2: [1.24, 'moogah', 90], 3.14: [80, 100]})</text:p>
      <text:p text:style-name="Preformatted_20_Text"><text:s text:c="4"/>True</text:p>
      <text:p text:style-name="Preformatted_20_Text"><text:s text:c="4"/>&gt;&gt;&gt; contains('moogah', {'moogah': [1.24, 'frooble', 90], 3.14: [80, 100]})</text:p>
      <text:p text:style-name="Preformatted_20_Text"><text:s text:c="4"/>False</text:p>
      <text:p text:style-name="Preformatted_20_Text"><text:s text:c="4"/>'''</text:p>
      <text:p text:style-name="Preformatted_20_Text"/>
      <text:p text:style-name="Preformatted_20_Text"><text:s text:c="4"/>found = False <text:s/># Whether we have found v in a list in d.</text:p>
      <text:p text:style-name="Preformatted_20_Text"/>
      <text:p text:style-name="Preformatted_20_Text"><text:s text:c="4"/># CODE MISSING HERE</text:p>
      <text:p text:style-name="Preformatted_20_Text"/>
      <text:p text:style-name="P21"><text:s text:c="4"/>return found</text:p>
      <text:p text:style-name="P6">Select the code fragment(s) that make the function above match its docstring description.</text:p>
      <text:p text:style-name="Text_20_body"><text:bookmark text:name="gensym_5097b35d60ff0"/><draw:control text:anchor-type="as-char" draw:z-index="32" draw:style-name="gr1" draw:text-style-name="P29" svg:width="0.345cm" svg:height="0.345cm" draw:control="control33"/></text:p>
      <text:p text:style-name="Preformatted_20_Text"><text:s text:c="4"/>for k in d:</text:p>
      <text:p text:style-name="Preformatted_20_Text"><text:s text:c="8"/>for i in range(len(d[k])):</text:p>
      <text:p text:style-name="P21"><text:s text:c="12"/>found = (d[k][i] == v)<office:annotation><dc:creator>Unknown Author</dc:creator><dc:date>2012-11-05T13:21:15.35</dc:date><text:p text:style-name="P28"><text:span text:style-name="T10">Note how this is different from option 4 – here, the function just keeps iterating and changing the value of found – for example 1 above, it will be true at one point, but it will later change to false, and that's the value that will be returned</text:span></text:p></office:annotation></text:p>
      <text:p text:style-name="Text_20_body"><text:bookmark text:name="gensym_5097b35d6156d"/><draw:control text:anchor-type="as-char" draw:z-index="33" draw:style-name="gr1" draw:text-style-name="P29" svg:width="0.345cm" svg:height="0.345cm" draw:control="control34"/></text:p>
      <text:p text:style-name="Preformatted_20_Text"><text:s text:c="4"/><text:span text:style-name="T2">for k in d:</text:span></text:p>
      <text:p text:style-name="P20"><text:s text:c="8"/>if v in d[k]:</text:p>
      <text:p text:style-name="P25"><text:s text:c="12"/>found = True</text:p>
      <text:p text:style-name="P4"><text:bookmark text:name="gensym_5097b35d60a36"/><draw:control text:anchor-type="as-char" draw:z-index="34" draw:style-name="gr1" draw:text-style-name="P29" svg:width="0.345cm" svg:height="0.345cm" draw:control="control35"/></text:p>
      <text:p text:style-name="Preformatted_20_Text"><text:s text:c="4"/>for k in d:</text:p>
      <text:p text:style-name="Preformatted_20_Text"><text:s text:c="8"/>if v == k:</text:p>
      <text:p text:style-name="P21"><text:s text:c="12"/>found = True</text:p>
      <text:p text:style-name="Text_20_body"><text:bookmark text:name="gensym_5097b35d61ad7"/><draw:control text:anchor-type="as-char" draw:z-index="35" draw:style-name="gr1" draw:text-style-name="P29" svg:width="0.345cm" svg:height="0.345cm" draw:control="control36"/></text:p>
      <text:p text:style-name="Preformatted_20_Text"><text:s text:c="4"/><text:span text:style-name="T2">for k in d:</text:span></text:p>
      <text:p text:style-name="P20"><text:s text:c="8"/>for i in range(len(d[k])):</text:p>
      <text:p text:style-name="P20"><text:s text:c="12"/>if d[k][i] == v:</text:p>
      <text:p text:style-name="P25"><text:s text:c="16"/>found = True</text:p>
      <text:p text:style-name="Standard"/>
      <text:p text:style-name="Standard"/>
      <text:p text:style-name="Standard"/>
      <text:p text:style-name="Standard"><text:soft-page-break/>ANSWERS</text:p>
      <text:h text:style-name="Heading_20_3" text:outline-level="3">Question 1</text:h>
      <text:p text:style-name="P3">Consider this code: </text:p>
      <text:p text:style-name="P19">&gt;&gt;&gt; d = {'a': 1, 'b': 2}</text:p>
      <text:p text:style-name="P19">&gt;&gt;&gt; # CODE MISSING HERE</text:p>
      <text:p text:style-name="P19">&gt;&gt;&gt; d</text:p>
      <text:p text:style-name="P24">{'a': 1, 'c': 3, 'b': 2}</text:p>
      <text:p text:style-name="P8">Write the missing assignment statement. (Just write the assignment statement; don't write the <text:span text:style-name="Source_20_Text">&gt;&gt;&gt;</text:span> part.)</text:p>
      <text:p text:style-name="P6">Answer for Question 1</text:p>
      <text:p text:style-name="P11"><text:span text:style-name="Strong_20_Emphasis">You entered:</text:span> </text:p>
      <text:p text:style-name="P6"><text:bookmark text:name="gensym_5097be1d67f93"/><draw:control text:anchor-type="as-char" draw:z-index="36" draw:style-name="gr1" draw:text-style-name="P30" svg:width="4.763cm" svg:height="0.953cm" draw:control="control37"/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Your Answer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Table_20_Heading">Score</text:p>
          </table:table-cell>
          <table:table-cell table:style-name="Table3.A1" office:value-type="string">
            <text:p text:style-name="Table_20_Heading">Explanation</text:p>
          </table:table-cell>
        </table:table-row>
        <table:table-row>
          <table:table-cell table:style-name="Table3.A1" office:value-type="string">
            <text:p text:style-name="Table_20_Contents">d['c'] = 3</text:p>
          </table:table-cell>
          <table:table-cell table:style-name="Table3.A1" office:value-type="string">
            <text:p text:style-name="Table_20_Contents"><draw:frame draw:style-name="fr1" draw:name="graphics1" text:anchor-type="as-char" svg:width="0.476cm" svg:height="0.476cm" draw:z-index="69"><draw:image xlink:href="https://class.coursera.org/assets/app/quiz/images/tick.png" xlink:type="simple" xlink:show="embed" xlink:actuate="onLoad"/></draw:frame></text:p>
          </table:table-cell>
          <table:table-cell table:style-name="Table3.A1" office:value-type="string">
            <text:p text:style-name="Table_20_Contents">1.00</text:p>
          </table:table-cell>
          <table:table-cell table:style-name="Table3.A1" office:value-type="string">
            <text:p text:style-name="P26"/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1.00 / 1.00</text:p>
          </table:table-cell>
          <table:table-cell table:style-name="Table3.A1" office:value-type="string">
            <text:p text:style-name="P26"/>
          </table:table-cell>
        </table:table-row>
      </table:table>
      <text:p text:style-name="Text_20_body"><text:span text:style-name="T6">Question Explanation<text:line-break/><text:line-break/></text:span>You need to add <text:span text:style-name="Source_20_Text">'c'</text:span> as a key and 3 as the value associated with that key.</text:p>
      <text:h text:style-name="Heading_20_3" text:outline-level="3">Question 2</text:h>
      <text:p text:style-name="P3">Consider this code: </text:p>
      <text:p text:style-name="P19">&gt;&gt;&gt; d = {'a': 1, 'b': 2}</text:p>
      <text:p text:style-name="P19">&gt;&gt;&gt; # CODE MISSING HERE</text:p>
      <text:p text:style-name="P19">&gt;&gt;&gt; d</text:p>
      <text:p text:style-name="P24">{'a': 1, 'b': 3}</text:p>
      <text:p text:style-name="P8">Write the missing assignment statement. (Just write the assignment statement; don't write the <text:span text:style-name="Source_20_Text">&gt;&gt;&gt;</text:span> part.)</text:p>
      <text:p text:style-name="P6">Answer for Question 2</text:p>
      <text:p text:style-name="P11"><text:span text:style-name="Strong_20_Emphasis">You entered:</text:span> </text:p>
      <text:p text:style-name="P6"><text:bookmark text:name="gensym_5097be1d6c729"/><draw:control text:anchor-type="as-char" draw:z-index="37" draw:style-name="gr1" draw:text-style-name="P30" svg:width="4.763cm" svg:height="0.953cm" draw:control="control38"/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Your Answer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Table_20_Heading">Score</text:p>
          </table:table-cell>
          <table:table-cell table:style-name="Table4.A1" office:value-type="string">
            <text:p text:style-name="Table_20_Heading">Explanation</text:p>
          </table:table-cell>
        </table:table-row>
        <table:table-row>
          <table:table-cell table:style-name="Table4.A1" office:value-type="string">
            <text:p text:style-name="Table_20_Contents">d['b'] = 3</text:p>
          </table:table-cell>
          <table:table-cell table:style-name="Table4.A1" office:value-type="string">
            <text:p text:style-name="Table_20_Contents"><draw:frame draw:style-name="fr1" draw:name="graphics2" text:anchor-type="as-char" svg:width="0.476cm" svg:height="0.476cm" draw:z-index="70"><draw:image xlink:href="https://class.coursera.org/assets/app/quiz/images/tick.png" xlink:type="simple" xlink:show="embed" xlink:actuate="onLoad"/></draw:frame></text:p>
          </table:table-cell>
          <table:table-cell table:style-name="Table4.A1" office:value-type="string">
            <text:p text:style-name="Table_20_Contents">1.00</text:p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Table_20_Contents">1.00 / 1.00</text:p>
          </table:table-cell>
          <table:table-cell table:style-name="Table4.A1" office:value-type="string">
            <text:p text:style-name="P26"/>
          </table:table-cell>
        </table:table-row>
      </table:table>
      <text:p text:style-name="Text_20_body"><text:span text:style-name="T6">Question Explanation<text:line-break/><text:line-break/></text:span>You need to replace the value associated with key <text:span text:style-name="Source_20_Text">'b'</text:span>.</text:p>
      <text:h text:style-name="Heading_20_3" text:outline-level="3">Question 3</text:h>
      <text:p text:style-name="Text_20_body">Consider this code: </text:p>
      <text:p text:style-name="Preformatted_20_Text">&gt;&gt;&gt; d = {'a': [1, 3], 'b': [5, 7]}</text:p>
      <text:p text:style-name="Preformatted_20_Text"/>
      <text:p text:style-name="Preformatted_20_Text"># CODE MISSING HERE</text:p>
      <text:p text:style-name="Preformatted_20_Text"/>
      <text:p text:style-name="Preformatted_20_Text">&gt;&gt;&gt; d</text:p>
      <text:p text:style-name="P21"><text:soft-page-break/>{'a': [1, 2, 3], 'b': [5, 7]}</text:p>
      <text:p text:style-name="P6">Select the option(s) that would lead to this result. Hint: call <text:span text:style-name="Source_20_Text">help</text:span> on <text:span text:style-name="Source_20_Text">insert</text:span>, <text:span text:style-name="Source_20_Text">append</text:span>, and <text:span text:style-name="Source_20_Text">sort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Your Answer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able_20_Heading">Score</text:p>
          </table:table-cell>
          <table:table-cell table:style-name="Table5.A1" office:value-type="string">
            <text:p text:style-name="Table_20_Heading">Explanation</text:p>
          </table:table-cell>
        </table:table-row>
        <table:table-row>
          <table:table-cell table:style-name="Table5.A1" office:value-type="string">
            <text:p text:style-name="P27"><text:bookmark text:name="gensym_5097be1d71bb4"/><draw:control text:anchor-type="as-char" draw:z-index="38" draw:style-name="gr1" draw:text-style-name="P29" svg:width="0.345cm" svg:height="0.345cm" draw:control="control39"/></text:p>
            <text:p text:style-name="P21">d['a'].insert(1, 2)</text:p>
          </table:table-cell>
          <table:table-cell table:style-name="Table5.A1" office:value-type="string">
            <text:p text:style-name="Table_20_Contents"><draw:frame draw:style-name="fr1" draw:name="graphics3" text:anchor-type="as-char" svg:width="0.476cm" svg:height="0.476cm" draw:z-index="76"><draw:image xlink:href="https://class.coursera.org/assets/app/quiz/images/tick.png" xlink:type="simple" xlink:show="embed" xlink:actuate="onLoad"/></draw:frame>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26"/>
          </table:table-cell>
        </table:table-row>
        <table:table-row>
          <table:table-cell table:style-name="Table5.A1" office:value-type="string">
            <text:p text:style-name="P27"><text:bookmark text:name="gensym_5097be1d72744"/><draw:control text:anchor-type="as-char" draw:z-index="39" draw:style-name="gr1" draw:text-style-name="P29" svg:width="0.345cm" svg:height="0.345cm" draw:control="control40"/></text:p>
            <text:p text:style-name="P21">d['a'].insert(2, 1)</text:p>
          </table:table-cell>
          <table:table-cell table:style-name="Table5.A1" office:value-type="string">
            <text:p text:style-name="Table_20_Contents"><draw:frame draw:style-name="fr1" draw:name="graphics4" text:anchor-type="as-char" svg:width="0.476cm" svg:height="0.476cm" draw:z-index="77"><draw:image xlink:href="https://class.coursera.org/assets/app/quiz/images/tick.png" xlink:type="simple" xlink:show="embed" xlink:actuate="onLoad"/></draw:frame>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Table_20_Contents">Look up the help for method <text:span text:style-name="Source_20_Text">insert</text:span>. In which order are the parameters?</text:p>
          </table:table-cell>
        </table:table-row>
        <table:table-row>
          <table:table-cell table:style-name="Table5.A1" office:value-type="string">
            <text:p text:style-name="P27"><text:bookmark text:name="gensym_5097be1d73209"/><draw:control text:anchor-type="as-char" draw:z-index="40" draw:style-name="gr1" draw:text-style-name="P29" svg:width="0.345cm" svg:height="0.345cm" draw:control="control41"/></text:p>
            <text:p text:style-name="Preformatted_20_Text">d['a'].append(2)</text:p>
            <text:p text:style-name="P21">d['a'].sort()</text:p>
          </table:table-cell>
          <table:table-cell table:style-name="Table5.A1" office:value-type="string">
            <text:p text:style-name="Table_20_Contents"><draw:frame draw:style-name="fr1" draw:name="graphics5" text:anchor-type="as-char" svg:width="0.476cm" svg:height="0.476cm" draw:z-index="78"><draw:image xlink:href="https://class.coursera.org/assets/app/quiz/images/tick.png" xlink:type="simple" xlink:show="embed" xlink:actuate="onLoad"/></draw:frame>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26"/>
          </table:table-cell>
        </table:table-row>
        <table:table-row>
          <table:table-cell table:style-name="Table5.A1" office:value-type="string">
            <text:p text:style-name="P27"><text:bookmark text:name="gensym_5097be1d73cf2"/><draw:control text:anchor-type="as-char" draw:z-index="41" draw:style-name="gr1" draw:text-style-name="P29" svg:width="0.345cm" svg:height="0.345cm" draw:control="control42"/></text:p>
            <text:p text:style-name="P21">d['A'].insert(1, 2)</text:p>
          </table:table-cell>
          <table:table-cell table:style-name="Table5.A1" office:value-type="string">
            <text:p text:style-name="Table_20_Contents"><draw:frame draw:style-name="fr1" draw:name="graphics6" text:anchor-type="as-char" svg:width="0.476cm" svg:height="0.476cm" draw:z-index="79"><draw:image xlink:href="https://class.coursera.org/assets/app/quiz/images/tick.png" xlink:type="simple" xlink:show="embed" xlink:actuate="onLoad"/></draw:frame>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Table_20_Contents">Dictionary keys, like everything else in Python, are case-sensitive.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Table_20_Contents">1.00 / 1.00</text:p>
          </table:table-cell>
          <table:table-cell table:style-name="Table5.A1" office:value-type="string">
            <text:p text:style-name="P26"/>
          </table:table-cell>
        </table:table-row>
      </table:table>
      <text:p text:style-name="P5">Question Explanation</text:p>
      <text:p text:style-name="Text_20_body">What does <text:span text:style-name="Source_20_Text">d['a']</text:span> evaluate to?</text:p>
      <text:p text:style-name="Text_20_body">What happens when you append an item to a list and then sort that list?</text:p>
      <text:h text:style-name="Heading_20_3" text:outline-level="3">Question 4</text:h>
      <text:p text:style-name="Text_20_body">Consider this assignment statement: </text:p>
      <text:p text:style-name="P21">d = {'a': 1, 'c': 3, 'b': 2}</text:p>
      <text:p text:style-name="P6">Select the expression(s) that evaluate to <text:span text:style-name="Source_20_Text">True</text:span>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Heading">Your Answer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Table_20_Heading">Score</text:p>
          </table:table-cell>
          <table:table-cell table:style-name="Table6.A1" office:value-type="string">
            <text:p text:style-name="Table_20_Heading">Explanation</text:p>
          </table:table-cell>
        </table:table-row>
        <table:table-row>
          <table:table-cell table:style-name="Table6.A1" office:value-type="string">
            <text:p text:style-name="Table_20_Contents"><text:bookmark text:name="gensym_5097be1d77701"/><draw:control text:anchor-type="as-char" draw:z-index="42" draw:style-name="gr1" draw:text-style-name="P29" svg:width="0.345cm" svg:height="0.345cm" draw:control="control43"/><text:span text:style-name="Source_20_Text">'B' in d</text:span> </text:p>
          </table:table-cell>
          <table:table-cell table:style-name="Table6.A1" office:value-type="string">
            <text:p text:style-name="Table_20_Contents"><draw:frame draw:style-name="fr1" draw:name="graphics7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6.A1" office:value-type="string">
            <text:p text:style-name="Table_20_Contents">0.25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Table_20_Contents"><text:bookmark text:name="gensym_5097be1d781dc"/><draw:control text:anchor-type="as-char" draw:z-index="43" draw:style-name="gr1" draw:text-style-name="P29" svg:width="0.345cm" svg:height="0.345cm" draw:control="control44"/><text:span text:style-name="Source_20_Text">2 in d</text:span> </text:p>
          </table:table-cell>
          <table:table-cell table:style-name="Table6.A1" office:value-type="string">
            <text:p text:style-name="Table_20_Contents"><draw:frame draw:style-name="fr1" draw:name="graphics8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6.A1" office:value-type="string">
            <text:p text:style-name="Table_20_Contents">0.25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Table_20_Contents"><text:bookmark text:name="gensym_5097be1d78ca9"/><draw:control text:anchor-type="as-char" draw:z-index="44" draw:style-name="gr1" draw:text-style-name="P29" svg:width="0.345cm" svg:height="0.345cm" draw:control="control45"/><text:span text:style-name="Source_20_Text">"b" in d</text:span> </text:p>
          </table:table-cell>
          <table:table-cell table:style-name="Table6.A1" office:value-type="string">
            <text:p text:style-name="Table_20_Contents"><draw:frame draw:style-name="fr1" draw:name="graphics9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6.A1" office:value-type="string">
            <text:p text:style-name="Table_20_Contents">0.25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Table_20_Contents"><text:bookmark text:name="gensym_5097be1d797be"/><draw:control text:anchor-type="as-char" draw:z-index="45" draw:style-name="gr1" draw:text-style-name="P29" svg:width="0.345cm" svg:height="0.345cm" draw:control="control46"/><text:span text:style-name="Source_20_Text">not ('e' in d)</text:span> </text:p>
          </table:table-cell>
          <table:table-cell table:style-name="Table6.A1" office:value-type="string">
            <text:p text:style-name="Table_20_Contents"><draw:frame draw:style-name="fr1" draw:name="graphics10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6.A1" office:value-type="string">
            <text:p text:style-name="Table_20_Contents">0.25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Table_20_Contents">1.00 / 1.00</text:p>
          </table:table-cell>
          <table:table-cell table:style-name="Table6.A1" office:value-type="string">
            <text:p text:style-name="P26"/>
          </table:table-cell>
        </table:table-row>
      </table:table>
      <text:p text:style-name="P5">Question Explanation</text:p>
      <text:p text:style-name="Text_20_body">Python treats single- and double-quoted strings as being equivalent.</text:p>
      <text:p text:style-name="Text_20_body">Operator <text:span text:style-name="Source_20_Text">in</text:span> checks whether something is a key in a dictionary. It does not check whether something is a value in a dictionary.</text:p>
      <text:h text:style-name="Heading_20_3" text:outline-level="3">Question 5</text:h>
      <text:p text:style-name="Text_20_body">Consider this code: </text:p>
      <text:p text:style-name="P21">d = {'a': [1, 3], 'b': [5, 7, 9], 'c': [11]}</text:p>
      <text:p text:style-name="P6">Select the expression(s) that evaluate to <text:span text:style-name="Source_20_Text">3</text:span>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Your Answer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Table_20_Heading">Score</text:p>
          </table:table-cell>
          <table:table-cell table:style-name="Table7.A1" office:value-type="string">
            <text:p text:style-name="Table_20_Heading">Explanation</text:p>
          </table:table-cell>
        </table:table-row>
        <table:table-row>
          <table:table-cell table:style-name="Table7.A1" office:value-type="string">
            <text:p text:style-name="Table_20_Contents"><text:bookmark text:name="gensym_5097be1d7d174"/><draw:control text:anchor-type="as-char" draw:z-index="46" draw:style-name="gr1" draw:text-style-name="P29" svg:width="0.345cm" svg:height="0.345cm" draw:control="control47"/><text:span text:style-name="Source_20_Text">len(d['a' + 'c'])</text:span> </text:p>
          </table:table-cell>
          <table:table-cell table:style-name="Table7.A1" office:value-type="string">
            <text:p text:style-name="Table_20_Contents"><draw:frame draw:style-name="fr1" draw:name="graphics11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7.A1" office:value-type="string">
            <text:p text:style-name="Table_20_Contents">0.25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Table_20_Contents"><text:bookmark text:name="gensym_5097be1d7dc5a"/><draw:control text:anchor-type="as-char" draw:z-index="47" draw:style-name="gr1" draw:text-style-name="P29" svg:width="0.345cm" svg:height="0.345cm" draw:control="control48"/><text:span text:style-name="Source_20_Text">len(d['a'])</text:span> </text:p>
          </table:table-cell>
          <table:table-cell table:style-name="Table7.A1" office:value-type="string">
            <text:p text:style-name="Table_20_Contents"><draw:frame draw:style-name="fr1" draw:name="graphics12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7.A1" office:value-type="string">
            <text:p text:style-name="Table_20_Contents">0.25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Table_20_Contents"><text:bookmark text:name="gensym_5097be1d7e70e"/><draw:control text:anchor-type="as-char" draw:z-index="48" draw:style-name="gr1" draw:text-style-name="P29" svg:width="0.345cm" svg:height="0.345cm" draw:control="control49"/><text:span text:style-name="Source_20_Text">len(d['b'])</text:span> </text:p>
          </table:table-cell>
          <table:table-cell table:style-name="Table7.A1" office:value-type="string">
            <text:p text:style-name="Table_20_Contents"><draw:frame draw:style-name="fr1" draw:name="graphics13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7.A1" office:value-type="string">
            <text:p text:style-name="Table_20_Contents">0.25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Table_20_Contents"><text:bookmark text:name="gensym_5097be1d7f208"/><draw:control text:anchor-type="as-char" draw:z-index="49" draw:style-name="gr1" draw:text-style-name="P29" svg:width="0.345cm" svg:height="0.345cm" draw:control="control50"/><text:span text:style-name="Source_20_Text">len(d['a']) + len(d['c'])</text:span> </text:p>
          </table:table-cell>
          <table:table-cell table:style-name="Table7.A1" office:value-type="string">
            <text:p text:style-name="Table_20_Contents"><draw:frame draw:style-name="fr1" draw:name="graphics14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7.A1" office:value-type="string">
            <text:p text:style-name="Table_20_Contents">0.25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Table_20_Contents">1.00 / 1.00</text:p>
          </table:table-cell>
          <table:table-cell table:style-name="Table7.A1" office:value-type="string">
            <text:p text:style-name="P26"/>
          </table:table-cell>
        </table:table-row>
      </table:table>
      <text:p text:style-name="P5">Question Explanation</text:p>
      <text:p text:style-name="Text_20_body"><text:span text:style-name="Source_20_Text">len</text:span> works on dictionaries, lists, and strings. When a dictionary is passed as an argument, it returns the number of key/value pairs in that dictionary.</text:p>
      <text:p text:style-name="Text_20_body">Each value in <text:span text:style-name="Source_20_Text">d</text:span> is a list, and so <text:span text:style-name="Source_20_Text">len</text:span> can be called on those lists.</text:p>
      <text:h text:style-name="Heading_20_3" text:outline-level="3">Question 6</text:h>
      <text:p text:style-name="Text_20_body">Consider this code: </text:p>
      <text:p text:style-name="P21">tup = (1, 2, 3)</text:p>
      <text:p text:style-name="P6">Select the expression(s) and statement(s) below that <text:span text:style-name="Strong_20_Emphasis">result in an error</text:span>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Your Answer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Table_20_Heading">Score</text:p>
          </table:table-cell>
          <table:table-cell table:style-name="Table8.A1" office:value-type="string">
            <text:p text:style-name="Table_20_Heading">Explanation</text:p>
          </table:table-cell>
        </table:table-row>
        <table:table-row>
          <table:table-cell table:style-name="Table8.A1" office:value-type="string">
            <text:p text:style-name="Table_20_Contents"><text:bookmark text:name="gensym_5097be1d82bed"/><draw:control text:anchor-type="as-char" draw:z-index="50" draw:style-name="gr1" draw:text-style-name="P29" svg:width="0.345cm" svg:height="0.345cm" draw:control="control51"/><text:span text:style-name="Source_20_Text">subtup = tup[0:2]</text:span> </text:p>
          </table:table-cell>
          <table:table-cell table:style-name="Table8.A1" office:value-type="string">
            <text:p text:style-name="Table_20_Contents"><draw:frame draw:style-name="fr1" draw:name="graphics15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8.A1" office:value-type="string">
            <text:p text:style-name="Table_20_Contents">0.25</text:p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1" office:value-type="string">
            <text:p text:style-name="Table_20_Contents"><text:bookmark text:name="gensym_5097be1d836c4"/><draw:control text:anchor-type="as-char" draw:z-index="51" draw:style-name="gr1" draw:text-style-name="P29" svg:width="0.345cm" svg:height="0.345cm" draw:control="control52"/><text:span text:style-name="Source_20_Text">tup.reverse()</text:span> </text:p>
          </table:table-cell>
          <table:table-cell table:style-name="Table8.A1" office:value-type="string">
            <text:p text:style-name="Table_20_Contents"><draw:frame draw:style-name="fr1" draw:name="graphics16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8.A1" office:value-type="string">
            <text:p text:style-name="Table_20_Contents">0.25</text:p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1" office:value-type="string">
            <text:p text:style-name="Table_20_Contents"><text:bookmark text:name="gensym_5097be1d84204"/><draw:control text:anchor-type="as-char" draw:z-index="52" draw:style-name="gr1" draw:text-style-name="P29" svg:width="0.345cm" svg:height="0.345cm" draw:control="control53"/><text:span text:style-name="Source_20_Text">tup.append(4)</text:span> </text:p>
          </table:table-cell>
          <table:table-cell table:style-name="Table8.A1" office:value-type="string">
            <text:p text:style-name="Table_20_Contents"><draw:frame draw:style-name="fr1" draw:name="graphics17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8.A1" office:value-type="string">
            <text:p text:style-name="Table_20_Contents">0.25</text:p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1" office:value-type="string">
            <text:p text:style-name="Table_20_Contents"><text:bookmark text:name="gensym_5097be1d84e82"/><draw:control text:anchor-type="as-char" draw:z-index="53" draw:style-name="gr1" draw:text-style-name="P29" svg:width="0.345cm" svg:height="0.345cm" draw:control="control54"/><text:span text:style-name="Source_20_Text">tup[0] == tup[-1]</text:span> </text:p>
          </table:table-cell>
          <table:table-cell table:style-name="Table8.A1" office:value-type="string">
            <text:p text:style-name="Table_20_Contents"><draw:frame draw:style-name="fr1" draw:name="graphics18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8.A1" office:value-type="string">
            <text:p text:style-name="Table_20_Contents">0.25</text:p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Table_20_Contents">1.00 / 1.00</text:p>
          </table:table-cell>
          <table:table-cell table:style-name="Table8.A1" office:value-type="string">
            <text:p text:style-name="P26"/>
          </table:table-cell>
        </table:table-row>
      </table:table>
      <text:p text:style-name="Text_20_body"><text:span text:style-name="T6">Question Explanation<text:line-break/><text:line-break/></text:span>Tuples are immutable, so any code that tries to change them results in an error.</text:p>
      <text:h text:style-name="Heading_20_3" text:outline-level="3">Question 7</text:h>
      <text:p text:style-name="P6">Select the expression(s) that can be used as dictionary keys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Your Answer</text:p>
          </table:table-cell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Table_20_Heading">Score</text:p>
          </table:table-cell>
          <table:table-cell table:style-name="Table9.A1" office:value-type="string">
            <text:p text:style-name="Table_20_Heading">Explanation</text:p>
          </table:table-cell>
        </table:table-row>
        <table:table-row>
          <table:table-cell table:style-name="Table9.A1" office:value-type="string">
            <text:p text:style-name="Table_20_Contents"><text:bookmark text:name="gensym_5097be1d89034"/><draw:control text:anchor-type="as-char" draw:z-index="54" draw:style-name="gr1" draw:text-style-name="P29" svg:width="0.345cm" svg:height="0.345cm" draw:control="control55"/><text:span text:style-name="Source_20_Text">{1: 2, 3: 4}</text:span> </text:p>
          </table:table-cell>
          <table:table-cell table:style-name="Table9.A1" office:value-type="string">
            <text:p text:style-name="Table_20_Contents"><draw:frame draw:style-name="fr1" draw:name="graphics19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9.A1" office:value-type="string">
            <text:p text:style-name="Table_20_Contents">0.25</text:p>
          </table:table-cell>
          <table:table-cell table:style-name="Table9.A1" office:value-type="string">
            <text:p text:style-name="Table_20_Contents">Dictionaries can't be used as keys.</text:p>
          </table:table-cell>
        </table:table-row>
        <table:table-row>
          <table:table-cell table:style-name="Table9.A1" office:value-type="string">
            <text:p text:style-name="Table_20_Contents"><text:bookmark text:name="gensym_5097be1d89ca5"/><draw:control text:anchor-type="as-char" draw:z-index="55" draw:style-name="gr1" draw:text-style-name="P29" svg:width="0.345cm" svg:height="0.345cm" draw:control="control56"/><text:span text:style-name="Source_20_Text">['a', 'b']</text:span> </text:p>
          </table:table-cell>
          <table:table-cell table:style-name="Table9.A1" office:value-type="string">
            <text:p text:style-name="Table_20_Contents"><draw:frame draw:style-name="fr1" draw:name="graphics20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9.A1" office:value-type="string">
            <text:p text:style-name="Table_20_Contents">0.25</text:p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Table_20_Contents"><text:bookmark text:name="gensym_5097be1d8a7af"/><draw:control text:anchor-type="as-char" draw:z-index="56" draw:style-name="gr1" draw:text-style-name="P29" svg:width="0.345cm" svg:height="0.345cm" draw:control="control57"/><text:span text:style-name="Source_20_Text">(1, 'fred', 2.0)</text:span> </text:p>
          </table:table-cell>
          <table:table-cell table:style-name="Table9.A1" office:value-type="string">
            <text:p text:style-name="Table_20_Contents"><draw:frame draw:style-name="fr1" draw:name="graphics21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9.A1" office:value-type="string">
            <text:p text:style-name="Table_20_Contents">0.25</text:p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Table_20_Contents"><text:bookmark text:name="gensym_5097be1d8b2ab"/><draw:control text:anchor-type="as-char" draw:z-index="57" draw:style-name="gr1" draw:text-style-name="P29" svg:width="0.345cm" svg:height="0.345cm" draw:control="control58"/><text:span text:style-name="Source_20_Text">('single',)</text:span> </text:p>
          </table:table-cell>
          <table:table-cell table:style-name="Table9.A1" office:value-type="string">
            <text:p text:style-name="Table_20_Contents"><draw:frame draw:style-name="fr1" draw:name="graphics22" text:anchor-type="as-char" svg:width="0.476cm" svg:height="0.476cm" draw:z-index="0"><draw:image xlink:href="https://class.coursera.org/assets/app/quiz/images/tick.png" xlink:type="simple" xlink:show="embed" xlink:actuate="onLoad"/></draw:frame></text:p>
          </table:table-cell>
          <table:table-cell table:style-name="Table9.A1" office:value-type="string">
            <text:p text:style-name="Table_20_Contents">0.25</text:p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Table_20_Contents">1.00 / 1.00</text:p>
          </table:table-cell>
          <table:table-cell table:style-name="Table9.A1" office:value-type="string">
            <text:p text:style-name="P26"/>
          </table:table-cell>
        </table:table-row>
      </table:table>
      <text:p text:style-name="Text_20_body"><text:span text:style-name="T6">Question Explanation<text:line-break/><text:line-break/></text:span>Keys must be immutable, so lists and dictionaries are not allowed as keys.</text:p>
      <text:h text:style-name="Heading_20_3" text:outline-level="3"><text:soft-page-break/>Question 8</text:h>
      <text:p text:style-name="Text_20_body">Consider this code: </text:p>
      <text:p text:style-name="P21">d = {1: ['a', 'b', 'c'], 2: ['d', 'e'], 3: []}</text:p>
      <text:p text:style-name="P6">Select the code fragment(s) that set variable <text:span text:style-name="Source_20_Text">total</text:span> to the number of items in all the lists that occur as values in <text:span text:style-name="Source_20_Text">d</text:span>.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Heading">Your Answer</text:p>
          </table:table-cell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Table_20_Heading">Score</text:p>
          </table:table-cell>
          <table:table-cell table:style-name="Table10.A1" office:value-type="string">
            <text:p text:style-name="Table_20_Heading">Explanation</text:p>
          </table:table-cell>
        </table:table-row>
        <table:table-row>
          <table:table-cell table:style-name="Table10.A1" office:value-type="string">
            <text:p text:style-name="P27"><text:bookmark text:name="gensym_5097be1d8ed37"/><draw:control text:anchor-type="as-char" draw:z-index="58" draw:style-name="gr1" draw:text-style-name="P29" svg:width="0.345cm" svg:height="0.345cm" draw:control="control59"/></text:p>
            <text:p text:style-name="Preformatted_20_Text">total = 0</text:p>
            <text:p text:style-name="Preformatted_20_Text">for k in d:</text:p>
            <text:p text:style-name="P21"><text:s text:c="4"/>total = total + k</text:p>
          </table:table-cell>
          <table:table-cell table:style-name="Table10.A1" office:value-type="string">
            <text:p text:style-name="Table_20_Contents"><draw:frame draw:style-name="fr1" draw:name="graphics23" text:anchor-type="as-char" svg:width="0.476cm" svg:height="0.476cm" draw:z-index="80"><draw:image xlink:href="https://class.coursera.org/assets/app/quiz/images/tick.png" xlink:type="simple" xlink:show="embed" xlink:actuate="onLoad"/></draw:frame></text:p>
          </table:table-cell>
          <table:table-cell table:style-name="Table10.A1" office:value-type="string">
            <text:p text:style-name="Table_20_Contents">0.25</text:p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1" office:value-type="string">
            <text:p text:style-name="P27"><text:bookmark text:name="gensym_5097be1d90415"/><draw:control text:anchor-type="as-char" draw:z-index="59" draw:style-name="gr1" draw:text-style-name="P29" svg:width="0.345cm" svg:height="0.345cm" draw:control="control60"/></text:p>
            <text:p text:style-name="Preformatted_20_Text">L = []</text:p>
            <text:p text:style-name="Preformatted_20_Text">for k in d:</text:p>
            <text:p text:style-name="Preformatted_20_Text"><text:s text:c="4"/>L.append(k)</text:p>
            <text:p text:style-name="Preformatted_20_Text"/>
            <text:p text:style-name="P21">total = len(L)</text:p>
          </table:table-cell>
          <table:table-cell table:style-name="Table10.A1" office:value-type="string">
            <text:p text:style-name="Table_20_Contents"><draw:frame draw:style-name="fr1" draw:name="graphics24" text:anchor-type="as-char" svg:width="0.476cm" svg:height="0.476cm" draw:z-index="81"><draw:image xlink:href="https://class.coursera.org/assets/app/quiz/images/tick.png" xlink:type="simple" xlink:show="embed" xlink:actuate="onLoad"/></draw:frame></text:p>
          </table:table-cell>
          <table:table-cell table:style-name="Table10.A1" office:value-type="string">
            <text:p text:style-name="Table_20_Contents">0.25</text:p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1" office:value-type="string">
            <text:p text:style-name="P27"><text:bookmark text:name="gensym_5097be1d91044"/><draw:control text:anchor-type="as-char" draw:z-index="60" draw:style-name="gr1" draw:text-style-name="P29" svg:width="0.345cm" svg:height="0.345cm" draw:control="control61"/></text:p>
            <text:p text:style-name="Preformatted_20_Text">total = 0</text:p>
            <text:p text:style-name="Preformatted_20_Text">for k in d:</text:p>
            <text:p text:style-name="P21"><text:s text:c="4"/>total = total + len(d[k])</text:p>
          </table:table-cell>
          <table:table-cell table:style-name="Table10.A1" office:value-type="string">
            <text:p text:style-name="Table_20_Contents"><draw:frame draw:style-name="fr1" draw:name="graphics25" text:anchor-type="as-char" svg:width="0.476cm" svg:height="0.476cm" draw:z-index="82"><draw:image xlink:href="https://class.coursera.org/assets/app/quiz/images/tick.png" xlink:type="simple" xlink:show="embed" xlink:actuate="onLoad"/></draw:frame></text:p>
          </table:table-cell>
          <table:table-cell table:style-name="Table10.A1" office:value-type="string">
            <text:p text:style-name="Table_20_Contents">0.25</text:p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1" office:value-type="string">
            <text:p text:style-name="P27"><text:bookmark text:name="gensym_5097be1d91c0d"/><draw:control text:anchor-type="as-char" draw:z-index="61" draw:style-name="gr1" draw:text-style-name="P29" svg:width="0.345cm" svg:height="0.345cm" draw:control="control62"/></text:p>
            <text:p text:style-name="Preformatted_20_Text">L = []</text:p>
            <text:p text:style-name="Preformatted_20_Text">for k in d:</text:p>
            <text:p text:style-name="Preformatted_20_Text"><text:s text:c="4"/>L.extend(d[k])</text:p>
            <text:p text:style-name="Preformatted_20_Text"/>
            <text:p text:style-name="P21">total = len(L)</text:p>
          </table:table-cell>
          <table:table-cell table:style-name="Table10.A1" office:value-type="string">
            <text:p text:style-name="Table_20_Contents"><draw:frame draw:style-name="fr1" draw:name="graphics26" text:anchor-type="as-char" svg:width="0.476cm" svg:height="0.476cm" draw:z-index="83"><draw:image xlink:href="https://class.coursera.org/assets/app/quiz/images/tick.png" xlink:type="simple" xlink:show="embed" xlink:actuate="onLoad"/></draw:frame></text:p>
          </table:table-cell>
          <table:table-cell table:style-name="Table10.A1" office:value-type="string">
            <text:p text:style-name="Table_20_Contents">0.25</text:p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Table_20_Contents">1.00 / 1.00</text:p>
          </table:table-cell>
          <table:table-cell table:style-name="Table10.A1" office:value-type="string">
            <text:p text:style-name="P26"/>
          </table:table-cell>
        </table:table-row>
      </table:table>
      <text:h text:style-name="Heading_20_3" text:outline-level="3">Question 9</text:h>
      <text:p text:style-name="P3">This dictionary has 3 keys that are all the same. <text:span text:style-name="Strong_20_Emphasis">Enter this in the Python shell:</text:span> </text:p>
      <text:p text:style-name="P24">{1: 10, 1: 20, 1: 30}</text:p>
      <text:p text:style-name="P3"><text:span text:style-name="Strong_20_Emphasis"><text:span text:style-name="T9">Submit what the code above evaluates to; don't submit your answers to the thought questions below.</text:span></text:span></text:p>
      <text:p text:style-name="P3"><text:span text:style-name="Strong_20_Emphasis">What we want you to think about:</text:span> We haven't covered this situation in the videos; what do <text:span text:style-name="Emphasis">you</text:span> think should happen? Do you think this should this cause an error? Should it discard some of the key/value pairs? If so, which one do you think it should keep? People who create programming languages have to make these kinds of decisions, and often there isn't a clear good choice.</text:p>
      <text:p text:style-name="P6">Answer for Question 9</text:p>
      <text:p text:style-name="P11"><text:span text:style-name="Strong_20_Emphasis">You entered:</text:span> </text:p>
      <text:p text:style-name="P6"><text:bookmark text:name="gensym_5097be1d93e29"/><draw:control text:anchor-type="as-char" draw:z-index="62" draw:style-name="gr1" draw:text-style-name="P30" svg:width="4.763cm" svg:height="0.953cm" draw:control="control63"/>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Heading">Your Answer</text:p>
          </table:table-cell>
          <table:table-cell table:style-name="Table11.A1" office:value-type="string">
            <text:p text:style-name="P18"/>
          </table:table-cell>
          <table:table-cell table:style-name="Table11.A1" office:value-type="string">
            <text:p text:style-name="Table_20_Heading">Score</text:p>
          </table:table-cell>
          <table:table-cell table:style-name="Table11.A1" office:value-type="string">
            <text:p text:style-name="Table_20_Heading">Explanation</text:p>
          </table:table-cell>
        </table:table-row>
        <text:soft-page-break/>
        <table:table-row>
          <table:table-cell table:style-name="Table11.A1" office:value-type="string">
            <text:p text:style-name="Table_20_Contents">{1:30}</text:p>
          </table:table-cell>
          <table:table-cell table:style-name="Table11.A1" office:value-type="string">
            <text:p text:style-name="Table_20_Contents"><draw:frame draw:style-name="fr1" draw:name="graphics27" text:anchor-type="as-char" svg:width="0.476cm" svg:height="0.476cm" draw:z-index="84"><draw:image xlink:href="https://class.coursera.org/assets/app/quiz/images/tick.png" xlink:type="simple" xlink:show="embed" xlink:actuate="onLoad"/></draw:frame></text:p>
          </table:table-cell>
          <table:table-cell table:style-name="Table11.A1" office:value-type="string">
            <text:p text:style-name="Table_20_Contents">1.00</text:p>
          </table:table-cell>
          <table:table-cell table:style-name="Table11.A1" office:value-type="string">
            <text:p text:style-name="P26"/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Table_20_Contents">1.00 / 1.00</text:p>
          </table:table-cell>
          <table:table-cell table:style-name="Table11.A1" office:value-type="string">
            <text:p text:style-name="P26"/>
          </table:table-cell>
        </table:table-row>
      </table:table>
      <text:h text:style-name="Heading_20_3" text:outline-level="3">Question 10</text:h>
      <text:p text:style-name="Text_20_body">Consider this code: </text:p>
      <text:p text:style-name="Preformatted_20_Text">L = [['apple', 3], ['pear', 2], ['banana', 3]]</text:p>
      <text:p text:style-name="Preformatted_20_Text">d = {}</text:p>
      <text:p text:style-name="Preformatted_20_Text">for item in L:</text:p>
      <text:p text:style-name="P21"><text:s text:c="4"/>d[item[0]] = item[1]</text:p>
      <text:p text:style-name="P6">What does this code do?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Your Answer</text:p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Table_20_Heading">Score</text:p>
          </table:table-cell>
          <table:table-cell table:style-name="Table12.A1" office:value-type="string">
            <text:p text:style-name="Table_20_Heading">Explanation</text:p>
          </table:table-cell>
        </table:table-row>
        <table:table-row>
          <table:table-cell table:style-name="Table12.A1" office:value-type="string">
            <text:p text:style-name="Table_20_Contents"><text:bookmark text:name="gensym_5097be1d993f4"/><draw:control text:anchor-type="as-char" draw:z-index="63" draw:style-name="gr1" draw:text-style-name="P29" svg:width="0.345cm" svg:height="0.345cm" draw:control="control64"/>Populates dictionary <text:span text:style-name="Source_20_Text">d</text:span> where each key is the first item of each inner list of <text:span text:style-name="Source_20_Text">L</text:span> and each value is the second item of that inner list.</text:p>
          </table:table-cell>
          <table:table-cell table:style-name="Table12.A1" office:value-type="string">
            <text:p text:style-name="Table_20_Contents"><draw:frame draw:style-name="fr1" draw:name="graphics28" text:anchor-type="as-char" svg:width="0.476cm" svg:height="0.476cm" draw:z-index="85"><draw:image xlink:href="https://class.coursera.org/assets/app/quiz/images/tick.png" xlink:type="simple" xlink:show="embed" xlink:actuate="onLoad"/></draw:frame></text:p>
          </table:table-cell>
          <table:table-cell table:style-name="Table12.A1" office:value-type="string">
            <text:p text:style-name="Table_20_Contents">1.00</text:p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1" office:value-type="string">
            <text:p text:style-name="Table_20_Contents">Total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Table_20_Contents">1.00 / 1.00</text:p>
          </table:table-cell>
          <table:table-cell table:style-name="Table12.A1" office:value-type="string">
            <text:p text:style-name="P26"/>
          </table:table-cell>
        </table:table-row>
      </table:table>
      <text:p text:style-name="Text_20_body"><text:span text:style-name="T6">Question Explanation<text:line-break/><text:line-break/></text:span>Run the code and examine the values of <text:span text:style-name="Source_20_Text">d</text:span> and <text:span text:style-name="Source_20_Text">L</text:span>.</text:p>
      <text:h text:style-name="Heading_20_3" text:outline-level="3">Question 11</text:h>
      <text:p text:style-name="Text_20_body">Consider this code: </text:p>
      <text:p text:style-name="Preformatted_20_Text">def eat(d):</text:p>
      <text:p text:style-name="Preformatted_20_Text"><text:s text:c="4"/>'''(dict of {str: int}) -&gt; bool</text:p>
      <text:p text:style-name="Preformatted_20_Text"/>
      <text:p text:style-name="Preformatted_20_Text"><text:s text:c="4"/>Each key in d is a fruit and each value is the quantity of that fruit.</text:p>
      <text:p text:style-name="Preformatted_20_Text"/>
      <text:p text:style-name="Preformatted_20_Text"><text:s text:c="4"/>REST OF DESCRIPTION MISSING HERE</text:p>
      <text:p text:style-name="Preformatted_20_Text"/>
      <text:p text:style-name="Preformatted_20_Text"><text:s text:c="4"/>&gt;&gt;&gt; eat({'apple': 2, 'banana': 3, 'pear': 3, 'peach': 1})</text:p>
      <text:p text:style-name="Preformatted_20_Text"><text:s text:c="4"/>True</text:p>
      <text:p text:style-name="Preformatted_20_Text"><text:s text:c="4"/>&gt;&gt;&gt; eat({'apple': 0, 'banana': 0})</text:p>
      <text:p text:style-name="Preformatted_20_Text"><text:s text:c="4"/>False</text:p>
      <text:p text:style-name="Preformatted_20_Text"><text:s text:c="4"/>'''</text:p>
      <text:p text:style-name="Preformatted_20_Text"><text:s text:c="4"/>ate = False</text:p>
      <text:p text:style-name="Preformatted_20_Text"><text:s text:c="4"/>for fruit in d:</text:p>
      <text:p text:style-name="Preformatted_20_Text"><text:s text:c="8"/>if d[fruit] &gt; 0:</text:p>
      <text:p text:style-name="Preformatted_20_Text"><text:s text:c="12"/>d[fruit] = d[fruit] - 1</text:p>
      <text:p text:style-name="Preformatted_20_Text"><text:s text:c="12"/>ate = True</text:p>
      <text:p text:style-name="Preformatted_20_Text"/>
      <text:p text:style-name="P21"><text:s text:c="4"/>return ate</text:p>
      <text:p text:style-name="P6">Select the most appropriate description below.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Table_20_Heading">Your Answer</text:p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Table_20_Heading">Score</text:p>
          </table:table-cell>
          <table:table-cell table:style-name="Table13.A1" office:value-type="string">
            <text:p text:style-name="Table_20_Heading">Explanation</text:p>
          </table:table-cell>
        </table:table-row>
        <table:table-row>
          <table:table-cell table:style-name="Table13.A1" office:value-type="string">
            <text:p text:style-name="P27"><text:bookmark text:name="gensym_5097be1d9d7ab"/><draw:control text:anchor-type="as-char" draw:z-index="64" draw:style-name="gr1" draw:text-style-name="P29" svg:width="0.345cm" svg:height="0.345cm" draw:control="control65"/></text:p>
            <text:p text:style-name="Preformatted_20_Text">Try to eat one of each fruit: reduce by 1 all quantities greater than 0</text:p>
            <text:p text:style-name="Preformatted_20_Text">associated with each fruit in d and return True if and only if any fruit was</text:p>
            <text:p text:style-name="P21">eaten.</text:p>
          </table:table-cell>
          <table:table-cell table:style-name="Table13.A1" office:value-type="string">
            <text:p text:style-name="Table_20_Contents"><draw:frame draw:style-name="fr1" draw:name="graphics29" text:anchor-type="as-char" svg:width="0.476cm" svg:height="0.476cm" draw:z-index="71"><draw:image xlink:href="https://class.coursera.org/assets/app/quiz/images/tick.png" xlink:type="simple" xlink:show="embed" xlink:actuate="onLoad"/></draw:frame></text:p>
          </table:table-cell>
          <table:table-cell table:style-name="Table13.A1" office:value-type="string">
            <text:p text:style-name="Table_20_Contents">1.00</text:p>
          </table:table-cell>
          <table:table-cell table:style-name="Table13.A1" office:value-type="string">
            <text:p text:style-name="P26"/>
          </table:table-cell>
        </table:table-row>
        <table:table-row>
          <table:table-cell table:style-name="Table13.A1" office:value-type="string">
            <text:p text:style-name="Table_20_Contents">Total</text:p>
          </table:table-cell>
          <table:table-cell table:style-name="Table13.A1" office:value-type="string">
            <text:p text:style-name="P26"/>
          </table:table-cell>
          <table:table-cell table:style-name="Table13.A1" office:value-type="string">
            <text:p text:style-name="Table_20_Contents">1.00 / 1.00</text:p>
          </table:table-cell>
          <table:table-cell table:style-name="Table13.A1" office:value-type="string">
            <text:p text:style-name="P26"/>
          </table:table-cell>
        </table:table-row>
      </table:table>
      <text:h text:style-name="Heading_20_3" text:outline-level="3"><text:soft-page-break/>Question 12</text:h>
      <text:p text:style-name="Text_20_body">Consider the code: </text:p>
      <text:p text:style-name="Preformatted_20_Text">def contains(v, d):</text:p>
      <text:p text:style-name="Preformatted_20_Text"><text:s text:c="4"/>''' (object, dict of {object: list}) -&gt; bool</text:p>
      <text:p text:style-name="Preformatted_20_Text"/>
      <text:p text:style-name="Preformatted_20_Text"><text:s text:c="4"/>Return whether v is an element of one of the list values in d.</text:p>
      <text:p text:style-name="Preformatted_20_Text"/>
      <text:p text:style-name="Preformatted_20_Text"><text:s text:c="4"/>&gt;&gt;&gt; contains('moogah', {1: [70, 'blue'], 2: [1.24, 'moogah', 90], 3.14: [80, 100]})</text:p>
      <text:p text:style-name="Preformatted_20_Text"><text:s text:c="4"/>True</text:p>
      <text:p text:style-name="Preformatted_20_Text"><text:s text:c="4"/>&gt;&gt;&gt; contains('moogah', {'moogah': [1.24, 'frooble', 90], 3.14: [80, 100]})</text:p>
      <text:p text:style-name="Preformatted_20_Text"><text:s text:c="4"/>False</text:p>
      <text:p text:style-name="Preformatted_20_Text"><text:s text:c="4"/>'''</text:p>
      <text:p text:style-name="Preformatted_20_Text"/>
      <text:p text:style-name="Preformatted_20_Text"><text:s text:c="4"/>found = False <text:s/># Whether we have found v in a list in d.</text:p>
      <text:p text:style-name="Preformatted_20_Text"/>
      <text:p text:style-name="Preformatted_20_Text"><text:s text:c="4"/># CODE MISSING HERE</text:p>
      <text:p text:style-name="Preformatted_20_Text"/>
      <text:p text:style-name="P21"><text:s text:c="4"/>return found</text:p>
      <text:p text:style-name="P6">Select the code fragment(s) that make the function above match its docstring description.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Heading">Your Answer</text:p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Table_20_Heading">Score</text:p>
          </table:table-cell>
          <table:table-cell table:style-name="Table14.A1" office:value-type="string">
            <text:p text:style-name="Table_20_Heading">Explanation</text:p>
          </table:table-cell>
        </table:table-row>
        <table:table-row>
          <table:table-cell table:style-name="Table14.A1" office:value-type="string">
            <text:p text:style-name="P27"><text:bookmark text:name="gensym_5097be1da0d40"/><draw:control text:anchor-type="as-char" draw:z-index="65" draw:style-name="gr1" draw:text-style-name="P29" svg:width="0.345cm" svg:height="0.345cm" draw:control="control66"/></text:p>
            <text:p text:style-name="Preformatted_20_Text"><text:s text:c="4"/>for k in d:</text:p>
            <text:p text:style-name="Preformatted_20_Text"><text:s text:c="8"/>if v == k:</text:p>
            <text:p text:style-name="P21"><text:s text:c="12"/>found = True</text:p>
          </table:table-cell>
          <table:table-cell table:style-name="Table14.A1" office:value-type="string">
            <text:p text:style-name="Table_20_Contents"><draw:frame draw:style-name="fr1" draw:name="graphics30" text:anchor-type="as-char" svg:width="0.476cm" svg:height="0.476cm" draw:z-index="72"><draw:image xlink:href="https://class.coursera.org/assets/app/quiz/images/tick.png" xlink:type="simple" xlink:show="embed" xlink:actuate="onLoad"/></draw:frame></text:p>
          </table:table-cell>
          <table:table-cell table:style-name="Table14.A1" office:value-type="string">
            <text:p text:style-name="Table_20_Contents">0.25</text:p>
          </table:table-cell>
          <table:table-cell table:style-name="Table14.A1" office:value-type="string">
            <text:p text:style-name="P26"/>
          </table:table-cell>
        </table:table-row>
        <table:table-row>
          <table:table-cell table:style-name="Table14.A1" office:value-type="string">
            <text:p text:style-name="P27"><text:bookmark text:name="gensym_5097be1da183b"/><draw:control text:anchor-type="as-char" draw:z-index="66" draw:style-name="gr1" draw:text-style-name="P29" svg:width="0.345cm" svg:height="0.345cm" draw:control="control67"/></text:p>
            <text:p text:style-name="Preformatted_20_Text"><text:s text:c="4"/>for k in d:</text:p>
            <text:p text:style-name="Preformatted_20_Text"><text:s text:c="8"/>for i in range(len(d[k])):</text:p>
            <text:p text:style-name="P21"><text:s text:c="12"/>found = (d[k][i] == v)</text:p>
          </table:table-cell>
          <table:table-cell table:style-name="Table14.A1" office:value-type="string">
            <text:p text:style-name="Table_20_Contents"><draw:frame draw:style-name="fr1" draw:name="graphics31" text:anchor-type="as-char" svg:width="0.476cm" svg:height="0.476cm" draw:z-index="73"><draw:image xlink:href="https://class.coursera.org/assets/app/quiz/images/tick.png" xlink:type="simple" xlink:show="embed" xlink:actuate="onLoad"/></draw:frame></text:p>
          </table:table-cell>
          <table:table-cell table:style-name="Table14.A1" office:value-type="string">
            <text:p text:style-name="Table_20_Contents">0.25</text:p>
          </table:table-cell>
          <table:table-cell table:style-name="Table14.A1" office:value-type="string">
            <text:p text:style-name="P26"/>
          </table:table-cell>
        </table:table-row>
        <table:table-row>
          <table:table-cell table:style-name="Table14.A1" office:value-type="string">
            <text:p text:style-name="P27"><text:bookmark text:name="gensym_5097be1da2300"/><draw:control text:anchor-type="as-char" draw:z-index="67" draw:style-name="gr1" draw:text-style-name="P29" svg:width="0.345cm" svg:height="0.345cm" draw:control="control68"/></text:p>
            <text:p text:style-name="Preformatted_20_Text"><text:s text:c="4"/>for k in d:</text:p>
            <text:p text:style-name="Preformatted_20_Text"><text:s text:c="8"/>if v in d[k]:</text:p>
            <text:p text:style-name="P21"><text:s text:c="12"/>found = True</text:p>
          </table:table-cell>
          <table:table-cell table:style-name="Table14.A1" office:value-type="string">
            <text:p text:style-name="Table_20_Contents"><draw:frame draw:style-name="fr1" draw:name="graphics32" text:anchor-type="as-char" svg:width="0.476cm" svg:height="0.476cm" draw:z-index="74"><draw:image xlink:href="https://class.coursera.org/assets/app/quiz/images/tick.png" xlink:type="simple" xlink:show="embed" xlink:actuate="onLoad"/></draw:frame></text:p>
          </table:table-cell>
          <table:table-cell table:style-name="Table14.A1" office:value-type="string">
            <text:p text:style-name="Table_20_Contents">0.25</text:p>
          </table:table-cell>
          <table:table-cell table:style-name="Table14.A1" office:value-type="string">
            <text:p text:style-name="P26"/>
          </table:table-cell>
        </table:table-row>
        <table:table-row>
          <table:table-cell table:style-name="Table14.A1" office:value-type="string">
            <text:p text:style-name="P27"><text:bookmark text:name="gensym_5097be1da2ed2"/><draw:control text:anchor-type="as-char" draw:z-index="68" draw:style-name="gr1" draw:text-style-name="P29" svg:width="0.345cm" svg:height="0.345cm" draw:control="control69"/></text:p>
            <text:p text:style-name="Preformatted_20_Text"><text:s text:c="4"/>for k in d:</text:p>
            <text:p text:style-name="Preformatted_20_Text"><text:s text:c="8"/>for i in range(len(d[k])):</text:p>
            <text:p text:style-name="Preformatted_20_Text"><text:s text:c="12"/>if d[k][i] == v:</text:p>
            <text:p text:style-name="P21"><text:s text:c="16"/>found = True</text:p>
          </table:table-cell>
          <table:table-cell table:style-name="Table14.A1" office:value-type="string">
            <text:p text:style-name="Table_20_Contents"><draw:frame draw:style-name="fr1" draw:name="graphics33" text:anchor-type="as-char" svg:width="0.476cm" svg:height="0.476cm" draw:z-index="75"><draw:image xlink:href="https://class.coursera.org/assets/app/quiz/images/tick.png" xlink:type="simple" xlink:show="embed" xlink:actuate="onLoad"/></draw:frame></text:p>
          </table:table-cell>
          <table:table-cell table:style-name="Table14.A1" office:value-type="string">
            <text:p text:style-name="Table_20_Contents">0.25</text:p>
          </table:table-cell>
          <table:table-cell table:style-name="Table14.A1" office:value-type="string">
            <text:p text:style-name="P26"/>
          </table:table-cell>
        </table:table-row>
        <table:table-row>
          <table:table-cell table:style-name="Table14.A1" office:value-type="string">
            <text:p text:style-name="Table_20_Contents">Total</text:p>
          </table:table-cell>
          <table:table-cell table:style-name="Table14.A1" office:value-type="string">
            <text:p text:style-name="P26"/>
          </table:table-cell>
          <table:table-cell table:style-name="Table14.A1" office:value-type="string">
            <text:p text:style-name="Table_20_Contents">1.00 / 1.00</text:p>
          </table:table-cell>
          <table:table-cell table:style-name="Table14.A1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09:17:58.64</meta:creation-date>
    <dc:date>2012-11-05T13:25:42.27</dc:date>
    <meta:editing-duration>PT4H7M22S</meta:editing-duration>
    <meta:editing-cycles>47</meta:editing-cycles>
    <meta:generator>OpenOffice.org/3.4$Win32 OpenOffice.org_project/340m1$Build-9590</meta:generator>
    <meta:document-statistic meta:table-count="14" meta:image-count="33" meta:object-count="0" meta:page-count="15" meta:paragraph-count="670" meta:word-count="3493" meta:character-count="20012"/>
  </office:meta>
</office:document-meta>
</file>